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6.26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1.9pt" fo:break-before="auto" style:use-optimal-row-height="fals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27.35pt" fo:break-before="auto" style:use-optimal-row-height="fals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19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16pt" style:font-size-asian="16pt" style:font-size-complex="16pt"/>
    </style:style>
    <style:style style:name="ce20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fo:font-size="16pt" style:font-size-asian="16pt" style:font-size-complex="16pt"/>
    </style:style>
    <style:style style:name="ce21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fo:font-size="16pt" style:font-size-asian="16pt" style:font-size-complex="16pt"/>
    </style:style>
    <style:style style:name="ce22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16pt" style:font-size-asian="16pt" style:font-size-complex="16pt"/>
    </style:style>
    <style:style style:name="ce23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16pt" style:font-size-asian="16pt" style:font-size-complex="16pt"/>
    </style:style>
    <style:style style:name="ce24" style:family="table-cell" style:parent-style-name="Default">
      <style:text-properties fo:font-size="16pt" style:font-size-asian="16pt" style:font-size-complex="16pt"/>
    </style:style>
    <style:style style:name="ce25" style:family="table-cell" style:parent-style-name="Default" style:data-style-name="N2">
      <style:table-cell-properties fo:background-color="#f2f2f2" fo:border="0.06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fo:background-color="#99cccc" style:text-align-source="fix" style:repeat-content="false" fo:wrap-option="wrap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27" style:family="table-cell" style:parent-style-name="Default">
      <style:table-cell-properties fo:border-bottom="none" fo:wrap-option="wrap" fo:border-left="none" fo:border-right="0.06pt solid #000000" fo:border-top="none"/>
      <style:text-properties fo:font-size="16pt" style:font-size-asian="16pt" style:font-size-complex="16pt"/>
    </style:style>
    <style:style style:name="ce28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text-properties fo:font-size="16pt" style:font-size-asian="16pt" style:font-size-complex="16pt"/>
    </style:style>
    <style:style style:name="ce29" style:family="table-cell" style:parent-style-name="Default" style:data-style-name="N2">
      <style:table-cell-properties fo:border-bottom="none" fo:background-color="#99cccc" fo:border-left="0.06pt solid #000000" fo:border-right="0.06pt solid #000000" fo:border-top="none"/>
      <style:text-properties fo:font-size="16pt" style:font-size-asian="16pt" style:font-size-complex="16pt"/>
    </style:style>
    <style:style style:name="ce30" style:family="table-cell" style:parent-style-name="Default" style:data-style-name="N2">
      <style:table-cell-properties fo:border-bottom="none" fo:background-color="#b0cccc" fo:border-left="0.06pt solid #000000" fo:border-right="0.06pt solid #000000" fo:border-top="0.06pt solid #000000"/>
      <style:text-properties fo:font-size="16pt" style:font-size-asian="16pt" style:font-size-complex="16pt"/>
    </style:style>
    <style:style style:name="ce31" style:family="table-cell" style:parent-style-name="Default" style:data-style-name="N2">
      <style:table-cell-properties fo:border-bottom="none" fo:background-color="#b0cccc" fo:border-left="0.06pt solid #000000" fo:border-right="0.06pt solid #000000" fo:border-top="none"/>
      <style:text-properties fo:font-size="16pt" style:font-size-asian="16pt" style:font-size-complex="16pt"/>
    </style:style>
    <style:style style:name="ce32" style:family="table-cell" style:parent-style-name="Default" style:data-style-name="N2">
      <style:table-cell-properties fo:border-bottom="0.06pt solid #000000" fo:background-color="#b0cccc" fo:border-left="0.06pt solid #000000" fo:border-right="0.06pt solid #000000" fo:border-top="none"/>
      <style:text-properties fo:font-size="16pt" style:font-size-asian="16pt" style:font-size-complex="16pt"/>
    </style:style>
    <style:style style:name="ce33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K22] - [Sheet1.$D22]) &gt; 0.2)" style:apply-style-name="Untitled2" style:base-cell-address="Sheet1.K22"/>
    </style:style>
    <style:style style:name="ce34" style:family="table-cell" style:parent-style-name="Default" style:data-style-name="N2">
      <style:table-cell-properties fo:border-bottom="none" fo:background-color="#99cccc" fo:border-left="0.06pt solid #000000" fo:border-right="0.06pt solid #000000" fo:border-top="none"/>
      <style:text-properties fo:font-size="16pt" style:font-size-asian="16pt" style:font-size-complex="16pt"/>
      <style:map style:condition="is-true-formula(ABS([Sheet1.K22] - [Sheet1.$D22]) &gt; 0.2)" style:apply-style-name="Untitled2" style:base-cell-address="Sheet1.K22"/>
    </style:style>
    <style:style style:name="ce35" style:family="table-cell" style:parent-style-name="Default" style:data-style-name="N2">
      <style:table-cell-properties fo:border-bottom="none" fo:background-color="#b0cccc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K22] - [Sheet1.$D22]) &gt; 0.2)" style:apply-style-name="Untitled2" style:base-cell-address="Sheet1.K22"/>
    </style:style>
    <style:style style:name="ce36" style:family="table-cell" style:parent-style-name="Default" style:data-style-name="N2">
      <style:table-cell-properties fo:border-bottom="none" fo:background-color="#b0cccc" fo:border-left="0.06pt solid #000000" fo:border-right="0.06pt solid #000000" fo:border-top="none"/>
      <style:text-properties fo:font-size="16pt" style:font-size-asian="16pt" style:font-size-complex="16pt"/>
      <style:map style:condition="is-true-formula(ABS([Sheet1.K22] - [Sheet1.$D22]) &gt; 0.2)" style:apply-style-name="Untitled2" style:base-cell-address="Sheet1.K22"/>
    </style:style>
    <style:style style:name="ce37" style:family="table-cell" style:parent-style-name="Default" style:data-style-name="N2">
      <style:table-cell-properties fo:border-bottom="0.06pt solid #000000" fo:background-color="#b0cccc" fo:border-left="0.06pt solid #000000" fo:border-right="0.06pt solid #000000" fo:border-top="none"/>
      <style:text-properties fo:font-size="16pt" style:font-size-asian="16pt" style:font-size-complex="16pt"/>
      <style:map style:condition="is-true-formula(ABS([Sheet1.K22] - [Sheet1.$D22]) &gt; 0.2)" style:apply-style-name="Untitled2" style:base-cell-address="Sheet1.K22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39" style:family="table-cell" style:parent-style-name="Default" style:data-style-name="N2">
      <style:table-cell-properties fo:border-bottom="none" fo:background-color="#b0cccc" fo:border-left="none" fo:border-right="0.06pt solid #000000" fo:border-top="0.06pt solid #000000"/>
      <style:text-properties fo:font-size="16pt" style:font-size-asian="16pt" style:font-size-complex="16pt"/>
    </style:style>
    <style:style style:name="ce40" style:family="table-cell" style:parent-style-name="Default" style:data-style-name="N2">
      <style:table-cell-properties fo:border-bottom="0.06pt solid #000000" fo:background-color="#b0cccc" fo:border-left="none" fo:border-right="0.06pt solid #000000" fo:border-top="none"/>
      <style:text-properties fo:font-size="16pt" style:font-size-asian="16pt" style:font-size-complex="16pt"/>
    </style:style>
    <style:style style:name="ce41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text-properties fo:font-size="16pt" style:font-size-asian="16pt" style:font-size-complex="16pt"/>
    </style:style>
    <style:style style:name="ce42" style:family="table-cell" style:parent-style-name="Default" style:data-style-name="N2">
      <style:table-cell-properties fo:border-bottom="0.06pt solid #000000" fo:background-color="#99cccc" fo:border-left="0.06pt solid #000000" fo:border-right="0.06pt solid #000000" fo:border-top="none"/>
      <style:text-properties fo:font-size="16pt" style:font-size-asian="16pt" style:font-size-complex="16pt"/>
    </style:style>
    <style:style style:name="ce43" style:family="table-cell" style:parent-style-name="Default" style:data-style-name="N2">
      <style:table-cell-properties fo:border-bottom="none" fo:background-color="#99cccc" fo:border-left="0.06pt solid #000000" fo:border-right="0.06pt solid #000000" fo:border-top="none"/>
      <style:text-properties fo:font-size="16pt" style:font-size-asian="16pt" style:font-size-complex="16pt"/>
    </style:style>
    <style:style style:name="ce44" style:family="table-cell" style:parent-style-name="Default" style:data-style-name="N2">
      <style:table-cell-properties fo:border-bottom="none" fo:background-color="#b0cccc" fo:border-left="0.06pt solid #000000" fo:border-right="0.06pt solid #000000" fo:border-top="0.06pt solid #000000"/>
      <style:text-properties fo:font-size="16pt" style:font-size-asian="16pt" style:font-size-complex="16pt"/>
    </style:style>
    <style:style style:name="ce45" style:family="table-cell" style:parent-style-name="Default" style:data-style-name="N2">
      <style:table-cell-properties fo:border-bottom="none" fo:background-color="#b0cccc" fo:border-left="0.06pt solid #000000" fo:border-right="0.06pt solid #000000" fo:border-top="none"/>
      <style:text-properties fo:font-size="16pt" style:font-size-asian="16pt" style:font-size-complex="16pt"/>
    </style:style>
    <style:style style:name="ce46" style:family="table-cell" style:parent-style-name="Default" style:data-style-name="N2">
      <style:table-cell-properties fo:border-bottom="0.06pt solid #000000" fo:background-color="#b0cccc" fo:border-left="0.06pt solid #000000" fo:border-right="0.06pt solid #000000" fo:border-top="none"/>
      <style:text-properties fo:font-size="16pt" style:font-size-asian="16pt" style:font-size-complex="16pt"/>
    </style:style>
    <style:style style:name="ce47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H22] - [Sheet1.$D22]) &gt; 0.2)" style:apply-style-name="Untitled2" style:base-cell-address="Sheet1.H22"/>
    </style:style>
    <style:style style:name="ce48" style:family="table-cell" style:parent-style-name="Default" style:data-style-name="N2">
      <style:table-cell-properties fo:border-bottom="none" fo:background-color="#99cccc" fo:border-left="0.06pt solid #000000" fo:border-right="0.06pt solid #000000" fo:border-top="none"/>
      <style:text-properties fo:font-size="16pt" style:font-size-asian="16pt" style:font-size-complex="16pt"/>
      <style:map style:condition="is-true-formula(ABS([Sheet1.H22] - [Sheet1.$D22]) &gt; 0.2)" style:apply-style-name="Untitled2" style:base-cell-address="Sheet1.H22"/>
    </style:style>
    <style:style style:name="ce49" style:family="table-cell" style:parent-style-name="Default" style:data-style-name="N2">
      <style:table-cell-properties fo:border-bottom="none" fo:background-color="#b0cccc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H22] - [Sheet1.$D22]) &gt; 0.2)" style:apply-style-name="Untitled2" style:base-cell-address="Sheet1.H22"/>
    </style:style>
    <style:style style:name="ce50" style:family="table-cell" style:parent-style-name="Default" style:data-style-name="N2">
      <style:table-cell-properties fo:border-bottom="none" fo:background-color="#b0cccc" fo:border-left="0.06pt solid #000000" fo:border-right="0.06pt solid #000000" fo:border-top="none"/>
      <style:text-properties fo:font-size="16pt" style:font-size-asian="16pt" style:font-size-complex="16pt"/>
      <style:map style:condition="is-true-formula(ABS([Sheet1.H22] - [Sheet1.$D22]) &gt; 0.2)" style:apply-style-name="Untitled2" style:base-cell-address="Sheet1.H22"/>
    </style:style>
    <style:style style:name="ce51" style:family="table-cell" style:parent-style-name="Default" style:data-style-name="N2">
      <style:table-cell-properties fo:border-bottom="0.06pt solid #000000" fo:background-color="#b0cccc" fo:border-left="0.06pt solid #000000" fo:border-right="0.06pt solid #000000" fo:border-top="none"/>
      <style:text-properties fo:font-size="16pt" style:font-size-asian="16pt" style:font-size-complex="16pt"/>
      <style:map style:condition="is-true-formula(ABS([Sheet1.H22] - [Sheet1.$D22]) &gt; 0.2)" style:apply-style-name="Untitled2" style:base-cell-address="Sheet1.H22"/>
    </style:style>
    <style:style style:name="ce52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53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H22] - [Sheet1.$D22]) &gt; 0.2)" style:apply-style-name="Untitled2" style:base-cell-address="Sheet1.H22"/>
    </style:style>
    <style:style style:name="ce54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fo:font-size="16pt" style:font-size-asian="16pt" style:font-size-complex="16pt"/>
      <style:map style:condition="is-true-formula(ABS([Sheet1.H22] - [Sheet1.$D22]) &gt; 0.2)" style:apply-style-name="Untitled2" style:base-cell-address="Sheet1.H22"/>
    </style:style>
    <style:style style:name="ce55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H22] - [Sheet1.$D22]) &gt; 0.2)" style:apply-style-name="Untitled2" style:base-cell-address="Sheet1.H22"/>
    </style:style>
    <style:style style:name="ce56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H22] - [Sheet1.$D22]) &gt; 0.2)" style:apply-style-name="Untitled2" style:base-cell-address="Sheet1.H22"/>
    </style:style>
    <style:style style:name="ce57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H22] - [Sheet1.$D22]) &gt; 0.2)" style:apply-style-name="Untitled2" style:base-cell-address="Sheet1.H22"/>
    </style:style>
    <style:style style:name="ce58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  <style:text-properties fo:font-size="16pt" style:font-size-asian="16pt" style:font-size-complex="16pt"/>
    </style:style>
    <style:style style:name="ce59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I22] - [Sheet1.$D22]) &gt; 0.2)" style:apply-style-name="Untitled2" style:base-cell-address="Sheet1.I22"/>
    </style:style>
    <style:style style:name="ce60" style:family="table-cell" style:parent-style-name="Default" style:data-style-name="N2">
      <style:table-cell-properties fo:border-bottom="none" fo:background-color="#99cccc" fo:border-left="0.06pt solid #000000" fo:border-right="0.06pt solid #000000" fo:border-top="none"/>
      <style:text-properties fo:font-size="16pt" style:font-size-asian="16pt" style:font-size-complex="16pt"/>
      <style:map style:condition="is-true-formula(ABS([Sheet1.I22] - [Sheet1.$D22]) &gt; 0.2)" style:apply-style-name="Untitled2" style:base-cell-address="Sheet1.I22"/>
    </style:style>
    <style:style style:name="ce61" style:family="table-cell" style:parent-style-name="Default" style:data-style-name="N2">
      <style:table-cell-properties fo:border-bottom="none" fo:background-color="#b0cccc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I22] - [Sheet1.$D22]) &gt; 0.2)" style:apply-style-name="Untitled2" style:base-cell-address="Sheet1.I22"/>
    </style:style>
    <style:style style:name="ce62" style:family="table-cell" style:parent-style-name="Default" style:data-style-name="N2">
      <style:table-cell-properties fo:border-bottom="none" fo:background-color="#b0cccc" fo:border-left="0.06pt solid #000000" fo:border-right="0.06pt solid #000000" fo:border-top="none"/>
      <style:text-properties fo:font-size="16pt" style:font-size-asian="16pt" style:font-size-complex="16pt"/>
      <style:map style:condition="is-true-formula(ABS([Sheet1.I22] - [Sheet1.$D22]) &gt; 0.2)" style:apply-style-name="Untitled2" style:base-cell-address="Sheet1.I22"/>
    </style:style>
    <style:style style:name="ce63" style:family="table-cell" style:parent-style-name="Default" style:data-style-name="N2">
      <style:table-cell-properties fo:border-bottom="0.06pt solid #000000" fo:background-color="#b0cccc" fo:border-left="0.06pt solid #000000" fo:border-right="0.06pt solid #000000" fo:border-top="none"/>
      <style:text-properties fo:font-size="16pt" style:font-size-asian="16pt" style:font-size-complex="16pt"/>
      <style:map style:condition="is-true-formula(ABS([Sheet1.I22] - [Sheet1.$D22]) &gt; 0.2)" style:apply-style-name="Untitled2" style:base-cell-address="Sheet1.I22"/>
    </style:style>
    <style:style style:name="ce64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G22] - [Sheet1.$D22]) &gt; 0.2)" style:apply-style-name="Untitled2" style:base-cell-address="Sheet1.G22"/>
    </style:style>
    <style:style style:name="ce65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fo:font-size="16pt" style:font-size-asian="16pt" style:font-size-complex="16pt"/>
      <style:map style:condition="is-true-formula(ABS([Sheet1.G22] - [Sheet1.$D22]) &gt; 0.2)" style:apply-style-name="Untitled2" style:base-cell-address="Sheet1.G22"/>
    </style:style>
    <style:style style:name="ce66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G22] - [Sheet1.$D22]) &gt; 0.2)" style:apply-style-name="Untitled2" style:base-cell-address="Sheet1.G22"/>
    </style:style>
    <style:style style:name="ce67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G22] - [Sheet1.$D22]) &gt; 0.2)" style:apply-style-name="Untitled2" style:base-cell-address="Sheet1.G22"/>
    </style:style>
    <style:style style:name="ce68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G22] - [Sheet1.$D22]) &gt; 0.2)" style:apply-style-name="Untitled2" style:base-cell-address="Sheet1.G22"/>
    </style:style>
    <style:style style:name="ce69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16pt" style:font-size-asian="16pt" style:font-size-complex="16pt"/>
    </style:style>
    <style:style style:name="ce70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fo:font-size="16pt" style:font-size-asian="16pt" style:font-size-complex="16pt"/>
    </style:style>
    <style:style style:name="ce71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fo:font-size="16pt" style:font-size-asian="16pt" style:font-size-complex="16pt"/>
    </style:style>
    <style:style style:name="ce72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16pt" style:font-size-asian="16pt" style:font-size-complex="16pt"/>
    </style:style>
    <style:style style:name="ce73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16pt" style:font-size-asian="16pt" style:font-size-complex="16pt"/>
    </style:style>
    <style:style style:name="ce74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fo:font-size="16pt" fo:font-weight="normal" style:font-size-asian="16pt" style:font-weight-asian="normal" style:font-size-complex="16pt" style:font-weight-complex="normal"/>
    </style:style>
    <style:style style:name="ce75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K22] - [Sheet1.$D22]) &gt; 0.2)" style:apply-style-name="Untitled2" style:base-cell-address="Sheet1.K22"/>
    </style:style>
    <style:style style:name="ce76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fo:font-size="16pt" style:font-size-asian="16pt" style:font-size-complex="16pt"/>
      <style:map style:condition="is-true-formula(ABS([Sheet1.K22] - [Sheet1.$D22]) &gt; 0.2)" style:apply-style-name="Untitled2" style:base-cell-address="Sheet1.K22"/>
    </style:style>
    <style:style style:name="ce77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K22] - [Sheet1.$D22]) &gt; 0.2)" style:apply-style-name="Untitled2" style:base-cell-address="Sheet1.K22"/>
    </style:style>
    <style:style style:name="ce78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K22] - [Sheet1.$D22]) &gt; 0.2)" style:apply-style-name="Untitled2" style:base-cell-address="Sheet1.K22"/>
    </style:style>
    <style:style style:name="ce79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K22] - [Sheet1.$D22]) &gt; 0.2)" style:apply-style-name="Untitled2" style:base-cell-address="Sheet1.K22"/>
    </style:style>
    <style:style style:name="ce80" style:family="table-cell" style:parent-style-name="Default">
      <style:table-cell-properties fo:background-color="#99cccc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81" style:family="table-cell" style:parent-style-name="Default">
      <style:table-cell-properties fo:wrap-option="wrap"/>
    </style:style>
    <style:style style:name="ce82" style:family="table-cell" style:parent-style-name="Default" style:data-style-name="N2">
      <style:table-cell-properties fo:border-bottom="none" fo:background-color="#b0cccc" fo:border-left="none" fo:border-right="none" fo:border-top="0.06pt solid #000000"/>
      <style:text-properties fo:font-size="16pt" style:font-size-asian="16pt" style:font-size-complex="16pt"/>
    </style:style>
    <style:style style:name="ce83" style:family="table-cell" style:parent-style-name="Default" style:data-style-name="N2">
      <style:table-cell-properties fo:border-bottom="0.06pt solid #000000" fo:background-color="#b0cccc" fo:border-left="none" fo:border-right="none" fo:border-top="none"/>
      <style:text-properties fo:font-size="16pt" style:font-size-asian="16pt" style:font-size-complex="16pt"/>
    </style:style>
    <style:style style:name="ce84" style:family="table-cell" style:parent-style-name="Default">
      <style:table-cell-properties fo:border-bottom="none" fo:wrap-option="wrap" fo:border-left="none" fo:border-right="0.06pt solid #000000" fo:border-top="none"/>
    </style:style>
    <style:style style:name="ce85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K22] - [Sheet1.$D22]) &gt; 0.2)" style:apply-style-name="Untitled2" style:base-cell-address="Sheet1.K22"/>
    </style:style>
    <style:style style:name="ce86" style:family="table-cell" style:parent-style-name="Default" style:data-style-name="N2">
      <style:table-cell-properties fo:border-bottom="none" fo:background-color="#99cccc" fo:border-left="0.06pt solid #000000" fo:border-right="0.06pt solid #000000" fo:border-top="none"/>
      <style:text-properties fo:font-size="16pt" style:font-size-asian="16pt" style:font-size-complex="16pt"/>
      <style:map style:condition="is-true-formula(ABS([Sheet1.K22] - [Sheet1.$D22]) &gt; 0.2)" style:apply-style-name="Untitled2" style:base-cell-address="Sheet1.K22"/>
    </style:style>
    <style:style style:name="ce87" style:family="table-cell" style:parent-style-name="Default" style:data-style-name="N2">
      <style:table-cell-properties fo:border-bottom="none" fo:background-color="#b0cccc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K22] - [Sheet1.$D22]) &gt; 0.2)" style:apply-style-name="Untitled2" style:base-cell-address="Sheet1.K22"/>
    </style:style>
    <style:style style:name="ce88" style:family="table-cell" style:parent-style-name="Default" style:data-style-name="N2">
      <style:table-cell-properties fo:border-bottom="none" fo:background-color="#b0cccc" fo:border-left="0.06pt solid #000000" fo:border-right="0.06pt solid #000000" fo:border-top="none"/>
      <style:text-properties fo:font-size="16pt" style:font-size-asian="16pt" style:font-size-complex="16pt"/>
      <style:map style:condition="is-true-formula(ABS([Sheet1.K22] - [Sheet1.$D22]) &gt; 0.2)" style:apply-style-name="Untitled2" style:base-cell-address="Sheet1.K22"/>
    </style:style>
    <style:style style:name="ce89" style:family="table-cell" style:parent-style-name="Default" style:data-style-name="N2">
      <style:table-cell-properties fo:border-bottom="0.06pt solid #000000" fo:background-color="#b0cccc" fo:border-left="0.06pt solid #000000" fo:border-right="0.06pt solid #000000" fo:border-top="none"/>
      <style:text-properties fo:font-size="16pt" style:font-size-asian="16pt" style:font-size-complex="16pt"/>
      <style:map style:condition="is-true-formula(ABS([Sheet1.K22] - [Sheet1.$D22]) &gt; 0.2)" style:apply-style-name="Untitled2" style:base-cell-address="Sheet1.K22"/>
    </style:style>
    <style:style style:name="ce90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K22] - [Sheet1.$D22]) &gt; 0.2)" style:apply-style-name="Untitled2" style:base-cell-address="Sheet1.K22"/>
    </style:style>
    <style:style style:name="ce91" style:family="table-cell" style:parent-style-name="Default" style:data-style-name="N2">
      <style:table-cell-properties fo:border-bottom="none" fo:background-color="#99cccc" fo:border-left="0.06pt solid #000000" fo:border-right="0.06pt solid #000000" fo:border-top="none"/>
      <style:text-properties fo:font-size="16pt" style:font-size-asian="16pt" style:font-size-complex="16pt"/>
      <style:map style:condition="is-true-formula(ABS([Sheet1.K22] - [Sheet1.$D22]) &gt; 0.2)" style:apply-style-name="Untitled2" style:base-cell-address="Sheet1.K22"/>
    </style:style>
    <style:style style:name="ce92" style:family="table-cell" style:parent-style-name="Default" style:data-style-name="N2">
      <style:table-cell-properties fo:border-bottom="none" fo:background-color="#b0cccc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K22] - [Sheet1.$D22]) &gt; 0.2)" style:apply-style-name="Untitled2" style:base-cell-address="Sheet1.K22"/>
    </style:style>
    <style:style style:name="ce93" style:family="table-cell" style:parent-style-name="Default" style:data-style-name="N2">
      <style:table-cell-properties fo:border-bottom="none" fo:background-color="#b0cccc" fo:border-left="0.06pt solid #000000" fo:border-right="0.06pt solid #000000" fo:border-top="none"/>
      <style:text-properties fo:font-size="16pt" style:font-size-asian="16pt" style:font-size-complex="16pt"/>
      <style:map style:condition="is-true-formula(ABS([Sheet1.K22] - [Sheet1.$D22]) &gt; 0.2)" style:apply-style-name="Untitled2" style:base-cell-address="Sheet1.K22"/>
    </style:style>
    <style:style style:name="ce94" style:family="table-cell" style:parent-style-name="Default" style:data-style-name="N2">
      <style:table-cell-properties fo:border-bottom="0.06pt solid #000000" fo:background-color="#b0cccc" fo:border-left="0.06pt solid #000000" fo:border-right="0.06pt solid #000000" fo:border-top="none"/>
      <style:text-properties fo:font-size="16pt" style:font-size-asian="16pt" style:font-size-complex="16pt"/>
      <style:map style:condition="is-true-formula(ABS([Sheet1.K22] - [Sheet1.$D22]) &gt; 0.2)" style:apply-style-name="Untitled2" style:base-cell-address="Sheet1.K22"/>
    </style:style>
    <style:style style:name="ce9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column table:style-name="co4" table:default-cell-style-name="ce20"/>
        <table:table-column table:style-name="co4" table:default-cell-style-name="ce34"/>
        <table:table-column table:style-name="co4" table:default-cell-style-name="ce48"/>
        <table:table-column table:style-name="co4" table:default-cell-style-name="ce54"/>
        <table:table-column table:style-name="co4" table:default-cell-style-name="ce60"/>
        <table:table-column table:style-name="co4" table:default-cell-style-name="ce65"/>
        <table:table-column table:style-name="co4" table:number-columns-repeated="3" table:default-cell-style-name="ce76"/>
        <table:table-column table:style-name="co4" table:default-cell-style-name="ce34"/>
        <table:table-column table:style-name="co4" table:default-cell-style-name="ce91"/>
        <table:table-column table:style-name="co1" table:number-columns-repeated="19" table:default-cell-style-name="Default"/>
        <table:table-row table:style-name="ro1">
          <table:table-cell/>
          <table:table-cell table:style-name="Default" table:number-columns-repeated="13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Translation / Cloud</text:p>
          </table:table-cell>
          <table:table-cell table:style-name="ce1" table:number-columns-spanned="1" table:number-rows-spanned="2"/>
          <table:table-cell table:style-name="ce17" office:value-type="string" calcext:value-type="string" table:number-columns-spanned="1" table:number-rows-spanned="2">
            <text:p>Manual Point Picking</text:p>
          </table:table-cell>
          <table:table-cell table:style-name="ce26" office:value-type="string" calcext:value-type="string" table:number-columns-spanned="1" table:number-rows-spanned="2">
            <text:p>ICP</text:p>
          </table:table-cell>
          <table:table-cell table:style-name="ce26" office:value-type="string" calcext:value-type="string" table:number-columns-spanned="1" table:number-rows-spanned="2">
            <text:p>Distance Consensus</text:p>
          </table:table-cell>
          <table:table-cell table:style-name="ce17" office:value-type="string" calcext:value-type="string" table:number-columns-spanned="1" table:number-rows-spanned="2">
            <text:p>Normal Vector Consensus</text:p>
          </table:table-cell>
          <table:table-cell table:style-name="ce26" office:value-type="string" calcext:value-type="string" table:number-columns-spanned="1" table:number-rows-spanned="2">
            <text:p>Combined Consensus</text:p>
          </table:table-cell>
          <table:table-cell table:style-name="ce17" office:value-type="string" calcext:value-type="string" table:number-columns-spanned="1" table:number-rows-spanned="2">
            <text:p>Accumulator</text:p>
          </table:table-cell>
          <table:table-cell table:style-name="ce17" office:value-type="string" calcext:value-type="string" table:number-columns-spanned="1" table:number-rows-spanned="2">
            <text:p>Accumulator-ICP</text:p>
          </table:table-cell>
          <table:table-cell table:style-name="ce17" office:value-type="string" calcext:value-type="string" table:number-columns-spanned="1" table:number-rows-spanned="2">
            <text:p>Consensus-ICP</text:p>
          </table:table-cell>
          <table:table-cell table:style-name="ce17" office:value-type="string" calcext:value-type="string" table:number-columns-spanned="1" table:number-rows-spanned="2">
            <text:p>Accumulator-Pruning-ICP</text:p>
          </table:table-cell>
          <table:table-cell table:style-name="ce80" office:value-type="string" calcext:value-type="string" table:number-columns-spanned="1" table:number-rows-spanned="2">
            <text:p>Distance Consensus-Pruning-ICP</text:p>
          </table:table-cell>
          <table:table-cell table:style-name="ce80" office:value-type="string" calcext:value-type="string" table:number-columns-spanned="1" table:number-rows-spanned="2">
            <text:p>Distance Pruning-ICP</text:p>
          </table:table-cell>
          <table:table-cell table:style-name="ce81" table:number-columns-repeated="2"/>
          <table:table-cell table:style-name="ce95" table:number-columns-spanned="1" table:number-rows-spanned="2"/>
          <table:table-cell table:style-name="ce80" table:number-columns-spanned="1" table:number-rows-spanned="2"/>
          <table:table-cell table:style-name="ce81"/>
          <table:table-cell table:number-columns-repeated="14"/>
        </table:table-row>
        <table:table-row table:style-name="ro2">
          <table:table-cell/>
          <table:covered-table-cell table:number-columns-repeated="2" table:style-name="ce2"/>
          <table:covered-table-cell table:style-name="ce18"/>
          <table:covered-table-cell table:number-columns-repeated="2" table:style-name="ce27"/>
          <table:covered-table-cell table:style-name="ce52"/>
          <table:covered-table-cell table:style-name="ce27"/>
          <table:covered-table-cell table:number-columns-repeated="2" table:style-name="ce52"/>
          <table:covered-table-cell table:style-name="ce27"/>
          <table:covered-table-cell table:style-name="ce52"/>
          <table:covered-table-cell table:style-name="ce81"/>
          <table:covered-table-cell table:style-name="ce84"/>
          <table:table-cell table:style-name="ce81" table:number-columns-repeated="2"/>
          <table:covered-table-cell table:number-columns-repeated="2" table:style-name="ce81"/>
          <table:table-cell table:style-name="ce81"/>
          <table:table-cell table:number-columns-repeated="14"/>
        </table:table-row>
        <table:table-row table:style-name="ro3" table:visibility="collapse">
          <table:table-cell/>
          <table:table-cell table:style-name="ce3" office:value-type="string" calcext:value-type="string" table:number-columns-spanned="1" table:number-rows-spanned="3">
            <text:p>Highway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82154534757" calcext:value-type="float">
            <text:p>0.08</text:p>
          </table:table-cell>
          <table:table-cell table:style-name="ce28" office:value-type="float" office:value="-0.13018958" calcext:value-type="float">
            <text:p>-0.13</text:p>
          </table:table-cell>
          <table:table-cell table:style-name="ce41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41" office:value-type="float" office:value="0.15" calcext:value-type="float">
            <text:p>0.15</text:p>
          </table:table-cell>
          <table:table-cell table:style-name="ce19" office:value-type="float" office:value="0" calcext:value-type="float">
            <text:p>0.00</text:p>
          </table:table-cell>
          <table:table-cell table:style-name="ce69" office:value-type="float" office:value="-0.12930853" calcext:value-type="float">
            <text:p>-0.13</text:p>
          </table:table-cell>
          <table:table-cell table:style-name="ce19" office:value-type="float" office:value="-0.13151352" calcext:value-type="float">
            <text:p>-0.13</text:p>
          </table:table-cell>
          <table:table-cell table:style-name="ce69" office:value-type="float" office:value="-0.001769" calcext:value-type="float">
            <text:p>0.00</text:p>
          </table:table-cell>
          <table:table-cell table:style-name="ce28" office:value-type="float" office:value="-0.00420273" calcext:value-type="float">
            <text:p>0.00</text:p>
          </table:table-cell>
          <table:table-cell table:style-name="ce85" office:value-type="float" office:value="-0.00327993" calcext:value-type="float">
            <text:p>0.00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29" office:value-type="float" office:value="0.09467847" calcext:value-type="float">
            <text:p>0.09</text:p>
          </table:table-cell>
          <table:table-cell table:style-name="ce43" office:value-type="float" office:value="0" calcext:value-type="float">
            <text:p>0.00</text:p>
          </table:table-cell>
          <table:table-cell table:style-name="ce20" office:value-type="float" office:value="0.15" calcext:value-type="float">
            <text:p>0.15</text:p>
          </table:table-cell>
          <table:table-cell table:style-name="ce43" office:value-type="float" office:value="0" calcext:value-type="float">
            <text:p>0.00</text:p>
          </table:table-cell>
          <table:table-cell table:style-name="ce20" office:value-type="float" office:value="0.2" calcext:value-type="float">
            <text:p>0.20</text:p>
          </table:table-cell>
          <table:table-cell table:style-name="ce70" office:value-type="float" office:value="-0.0870927" calcext:value-type="float">
            <text:p>-0.09</text:p>
          </table:table-cell>
          <table:table-cell table:style-name="ce20" office:value-type="float" office:value="0.08686002" calcext:value-type="float">
            <text:p>0.09</text:p>
          </table:table-cell>
          <table:table-cell table:style-name="ce70" office:value-type="float" office:value="0.19205939" calcext:value-type="float">
            <text:p>0.19</text:p>
          </table:table-cell>
          <table:table-cell table:style-name="ce29" office:value-type="float" office:value="0.00123585" calcext:value-type="float">
            <text:p>0.00</text:p>
          </table:table-cell>
          <table:table-cell table:style-name="ce86" office:value-type="float" office:value="0.0078204" calcext:value-type="float">
            <text:p>0.01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29" office:value-type="float" office:value="-0.10552332" calcext:value-type="float">
            <text:p>-0.11</text:p>
          </table:table-cell>
          <table:table-cell table:style-name="ce43" office:value-type="float" office:value="-0.15" calcext:value-type="float">
            <text:p>-0.15</text:p>
          </table:table-cell>
          <table:table-cell table:style-name="ce20" office:value-type="float" office:value="-0.3" calcext:value-type="float">
            <text:p>-0.30</text:p>
          </table:table-cell>
          <table:table-cell table:style-name="ce43" office:value-type="float" office:value="0" calcext:value-type="float">
            <text:p>0.00</text:p>
          </table:table-cell>
          <table:table-cell table:style-name="ce20" office:value-type="float" office:value="0.05" calcext:value-type="float">
            <text:p>0.05</text:p>
          </table:table-cell>
          <table:table-cell table:style-name="ce70" office:value-type="float" office:value="-0.15520956" calcext:value-type="float">
            <text:p>-0.16</text:p>
          </table:table-cell>
          <table:table-cell table:style-name="ce20" office:value-type="float" office:value="-0.10533058" calcext:value-type="float">
            <text:p>-0.11</text:p>
          </table:table-cell>
          <table:table-cell table:style-name="ce70" office:value-type="float" office:value="-0.0268829" calcext:value-type="float">
            <text:p>-0.03</text:p>
          </table:table-cell>
          <table:table-cell table:style-name="ce29" office:value-type="float" office:value="-0.05901052" calcext:value-type="float">
            <text:p>-0.06</text:p>
          </table:table-cell>
          <table:table-cell table:style-name="ce86" office:value-type="float" office:value="-0.03674399" calcext:value-type="float">
            <text:p>-0.04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1" office:value-type="string" calcext:value-type="string" table:number-columns-spanned="1" table:number-rows-spanned="3">
            <text:p>Hall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0.063446044922" calcext:value-type="float">
            <text:p>0.06</text:p>
          </table:table-cell>
          <table:table-cell table:style-name="ce30" office:value-type="float" office:value="0.13532361" calcext:value-type="float">
            <text:p>0.14</text:p>
          </table:table-cell>
          <table:table-cell table:style-name="ce44" office:value-type="float" office:value="0" calcext:value-type="float">
            <text:p>0.00</text:p>
          </table:table-cell>
          <table:table-cell table:style-name="ce21" office:value-type="float" office:value="-0.3" calcext:value-type="float">
            <text:p>-0.30</text:p>
          </table:table-cell>
          <table:table-cell table:style-name="ce44" office:value-type="float" office:value="0" calcext:value-type="float">
            <text:p>0.00</text:p>
          </table:table-cell>
          <table:table-cell table:style-name="ce21" office:value-type="float" office:value="0.2" calcext:value-type="float">
            <text:p>0.20</text:p>
          </table:table-cell>
          <table:table-cell table:style-name="ce71" office:value-type="float" office:value="-0.0609049" calcext:value-type="float">
            <text:p>-0.06</text:p>
          </table:table-cell>
          <table:table-cell table:style-name="ce21" office:value-type="float" office:value="0.17648657" calcext:value-type="float">
            <text:p>0.18</text:p>
          </table:table-cell>
          <table:table-cell table:style-name="ce71" office:value-type="float" office:value="0.08141121" calcext:value-type="float">
            <text:p>0.08</text:p>
          </table:table-cell>
          <table:table-cell table:style-name="ce30" office:value-type="float" office:value="-0.04259245" calcext:value-type="float">
            <text:p>-0.04</text:p>
          </table:table-cell>
          <table:table-cell table:style-name="ce87" office:value-type="float" office:value="-0.03841153" calcext:value-type="float">
            <text:p>-0.04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0.015277862549" calcext:value-type="float">
            <text:p>0.02</text:p>
          </table:table-cell>
          <table:table-cell table:style-name="ce31" office:value-type="float" office:value="0.07972957" calcext:value-type="float">
            <text:p>0.08</text:p>
          </table:table-cell>
          <table:table-cell table:style-name="ce45" office:value-type="float" office:value="0.15" calcext:value-type="float">
            <text:p>0.15</text:p>
          </table:table-cell>
          <table:table-cell table:style-name="ce22" office:value-type="float" office:value="0.6" calcext:value-type="float">
            <text:p>0.60</text:p>
          </table:table-cell>
          <table:table-cell table:style-name="ce45" office:value-type="float" office:value="0.15" calcext:value-type="float">
            <text:p>0.15</text:p>
          </table:table-cell>
          <table:table-cell table:style-name="ce22" office:value-type="float" office:value="0.05" calcext:value-type="float">
            <text:p>0.05</text:p>
          </table:table-cell>
          <table:table-cell table:style-name="ce72" office:value-type="float" office:value="0.02716112" calcext:value-type="float">
            <text:p>0.03</text:p>
          </table:table-cell>
          <table:table-cell table:style-name="ce22" office:value-type="float" office:value="0.09585408" calcext:value-type="float">
            <text:p>0.10</text:p>
          </table:table-cell>
          <table:table-cell table:style-name="ce72" office:value-type="float" office:value="0.08538859" calcext:value-type="float">
            <text:p>0.09</text:p>
          </table:table-cell>
          <table:table-cell table:style-name="ce31" office:value-type="float" office:value="0.14657282" calcext:value-type="float">
            <text:p>0.15</text:p>
          </table:table-cell>
          <table:table-cell table:style-name="ce88" office:value-type="float" office:value="0.07875168" calcext:value-type="float">
            <text:p>0.08</text:p>
          </table:table-cell>
          <table:table-cell table:number-columns-repeated="19"/>
        </table:table-row>
        <table:table-row table:style-name="ro3" table:visibility="collapse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-0.001197814941" calcext:value-type="float">
            <text:p>0.00</text:p>
          </table:table-cell>
          <table:table-cell table:style-name="ce32" office:value-type="float" office:value="-0.09960063" calcext:value-type="float">
            <text:p>-0.10</text:p>
          </table:table-cell>
          <table:table-cell table:style-name="ce46" office:value-type="float" office:value="0" calcext:value-type="float">
            <text:p>0.00</text:p>
          </table:table-cell>
          <table:table-cell table:style-name="ce23" office:value-type="float" office:value="-0.75" calcext:value-type="float">
            <text:p>-0.75</text:p>
          </table:table-cell>
          <table:table-cell table:style-name="ce46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73" office:value-type="float" office:value="-0.0987016" calcext:value-type="float">
            <text:p>-0.10</text:p>
          </table:table-cell>
          <table:table-cell table:style-name="ce23" office:value-type="float" office:value="-0.09944486" calcext:value-type="float">
            <text:p>-0.10</text:p>
          </table:table-cell>
          <table:table-cell table:style-name="ce73" office:value-type="float" office:value="-0.01057669" calcext:value-type="float">
            <text:p>-0.01</text:p>
          </table:table-cell>
          <table:table-cell table:style-name="ce32" office:value-type="float" office:value="-0.01059374" calcext:value-type="float">
            <text:p>-0.01</text:p>
          </table:table-cell>
          <table:table-cell table:style-name="ce89" office:value-type="float" office:value="-0.00983866" calcext:value-type="float">
            <text:p>-0.01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3" office:value-type="string" calcext:value-type="string" table:number-columns-spanned="1" table:number-rows-spanned="3">
            <text:p>Parking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04" calcext:value-type="float">
            <text:p>0.00</text:p>
          </table:table-cell>
          <table:table-cell table:style-name="ce28" office:value-type="float" office:value="-0.76220289" calcext:value-type="float">
            <text:p>-0.76</text:p>
          </table:table-cell>
          <table:table-cell table:style-name="ce41" office:value-type="float" office:value="-0.15" calcext:value-type="float">
            <text:p>-0.15</text:p>
          </table:table-cell>
          <table:table-cell table:style-name="ce19" office:value-type="float" office:value="-0.15" calcext:value-type="float">
            <text:p>-0.15</text:p>
          </table:table-cell>
          <table:table-cell table:style-name="ce41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69" office:value-type="float" office:value="-0.73610483" calcext:value-type="float">
            <text:p>-0.74</text:p>
          </table:table-cell>
          <table:table-cell table:style-name="ce19" office:value-type="float" office:value="-0.77753735" calcext:value-type="float">
            <text:p>-0.78</text:p>
          </table:table-cell>
          <table:table-cell table:style-name="ce69" office:value-type="float" office:value="-0.01766513" calcext:value-type="float">
            <text:p>-0.02</text:p>
          </table:table-cell>
          <table:table-cell table:style-name="ce28" office:value-type="float" office:value="-0.16574901" calcext:value-type="float">
            <text:p>-0.17</text:p>
          </table:table-cell>
          <table:table-cell table:style-name="ce85" office:value-type="float" office:value="-0.03603638" calcext:value-type="float">
            <text:p>-0.04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29" office:value-type="float" office:value="0.42588309" calcext:value-type="float">
            <text:p>0.43</text:p>
          </table:table-cell>
          <table:table-cell table:style-name="ce43" office:value-type="float" office:value="0.15" calcext:value-type="float">
            <text:p>0.15</text:p>
          </table:table-cell>
          <table:table-cell table:style-name="ce20" office:value-type="float" office:value="0.3" calcext:value-type="float">
            <text:p>0.30</text:p>
          </table:table-cell>
          <table:table-cell table:style-name="ce43" office:value-type="float" office:value="0.3" calcext:value-type="float">
            <text:p>0.30</text:p>
          </table:table-cell>
          <table:table-cell table:style-name="ce20" office:value-type="float" office:value="0.45" calcext:value-type="float">
            <text:p>0.45</text:p>
          </table:table-cell>
          <table:table-cell table:style-name="ce74" office:value-type="float" office:value="-0.02972499" calcext:value-type="float">
            <text:p>-0.03</text:p>
          </table:table-cell>
          <table:table-cell table:style-name="ce20" office:value-type="float" office:value="0.3553925" calcext:value-type="float">
            <text:p>0.36</text:p>
          </table:table-cell>
          <table:table-cell table:style-name="ce70" office:value-type="float" office:value="0.43829805" calcext:value-type="float">
            <text:p>0.44</text:p>
          </table:table-cell>
          <table:table-cell table:style-name="ce29" office:value-type="float" office:value="0.1911911" calcext:value-type="float">
            <text:p>0.19</text:p>
          </table:table-cell>
          <table:table-cell table:style-name="ce86" office:value-type="float" office:value="0.04854903" calcext:value-type="float">
            <text:p>0.05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05" calcext:value-type="float">
            <text:p>-0.01</text:p>
          </table:table-cell>
          <table:table-cell table:style-name="ce29" office:value-type="float" office:value="-0.09395641" calcext:value-type="float">
            <text:p>-0.09</text:p>
          </table:table-cell>
          <table:table-cell table:style-name="ce43" office:value-type="float" office:value="0" calcext:value-type="float">
            <text:p>0.00</text:p>
          </table:table-cell>
          <table:table-cell table:style-name="ce20" office:value-type="float" office:value="-0.3" calcext:value-type="float">
            <text:p>-0.30</text:p>
          </table:table-cell>
          <table:table-cell table:style-name="ce43" office:value-type="float" office:value="0" calcext:value-type="float">
            <text:p>0.00</text:p>
          </table:table-cell>
          <table:table-cell table:style-name="ce20" office:value-type="float" office:value="0" calcext:value-type="float">
            <text:p>0.00</text:p>
          </table:table-cell>
          <table:table-cell table:style-name="ce70" office:value-type="float" office:value="-0.09346232" calcext:value-type="float">
            <text:p>-0.09</text:p>
          </table:table-cell>
          <table:table-cell table:style-name="ce20" office:value-type="float" office:value="-0.09478828" calcext:value-type="float">
            <text:p>-0.09</text:p>
          </table:table-cell>
          <table:table-cell table:style-name="ce70" office:value-type="float" office:value="-0.02447529" calcext:value-type="float">
            <text:p>-0.02</text:p>
          </table:table-cell>
          <table:table-cell table:style-name="ce29" office:value-type="float" office:value="-0.02082589" calcext:value-type="float">
            <text:p>-0.02</text:p>
          </table:table-cell>
          <table:table-cell table:style-name="ce86" office:value-type="float" office:value="-0.01828538" calcext:value-type="float">
            <text:p>-0.02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1" office:value-type="string" calcext:value-type="string" table:number-columns-spanned="1" table:number-rows-spanned="3">
            <text:p>Settlement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-0.046" calcext:value-type="float">
            <text:p>-0.05</text:p>
          </table:table-cell>
          <table:table-cell table:style-name="ce30" office:value-type="float" office:value="0.01023038" calcext:value-type="float">
            <text:p>0.01</text:p>
          </table:table-cell>
          <table:table-cell table:style-name="ce44" office:value-type="float" office:value="0" calcext:value-type="float">
            <text:p>0.00</text:p>
          </table:table-cell>
          <table:table-cell table:style-name="ce21" office:value-type="float" office:value="0" calcext:value-type="float">
            <text:p>0.00</text:p>
          </table:table-cell>
          <table:table-cell table:style-name="ce44" office:value-type="float" office:value="0" calcext:value-type="float">
            <text:p>0.00</text:p>
          </table:table-cell>
          <table:table-cell table:style-name="ce21" office:value-type="float" office:value="-0.1" calcext:value-type="float">
            <text:p>-0.10</text:p>
          </table:table-cell>
          <table:table-cell table:style-name="ce71" office:value-type="float" office:value="0.12081914" calcext:value-type="float">
            <text:p>0.12</text:p>
          </table:table-cell>
          <table:table-cell table:style-name="ce21" office:value-type="float" office:value="0.01239232" calcext:value-type="float">
            <text:p>0.01</text:p>
          </table:table-cell>
          <table:table-cell table:style-name="ce71" office:value-type="float" office:value="-0.06098043" calcext:value-type="float">
            <text:p>-0.06</text:p>
          </table:table-cell>
          <table:table-cell table:style-name="ce30" office:value-type="float" office:value="0.014665" calcext:value-type="float">
            <text:p>0.01</text:p>
          </table:table-cell>
          <table:table-cell table:style-name="ce87" office:value-type="float" office:value="0.01146834" calcext:value-type="float">
            <text:p>0.01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01" calcext:value-type="float">
            <text:p>0.00</text:p>
          </table:table-cell>
          <table:table-cell table:style-name="ce31" office:value-type="float" office:value="0.00745964" calcext:value-type="float">
            <text:p>0.01</text:p>
          </table:table-cell>
          <table:table-cell table:style-name="ce45" office:value-type="float" office:value="0" calcext:value-type="float">
            <text:p>0.00</text:p>
          </table:table-cell>
          <table:table-cell table:style-name="ce22" office:value-type="float" office:value="0" calcext:value-type="float">
            <text:p>0.00</text:p>
          </table:table-cell>
          <table:table-cell table:style-name="ce45" office:value-type="float" office:value="0.15" calcext:value-type="float">
            <text:p>0.15</text:p>
          </table:table-cell>
          <table:table-cell table:style-name="ce22" office:value-type="float" office:value="0.1" calcext:value-type="float">
            <text:p>0.10</text:p>
          </table:table-cell>
          <table:table-cell table:style-name="ce72" office:value-type="float" office:value="-0.09834416" calcext:value-type="float">
            <text:p>-0.10</text:p>
          </table:table-cell>
          <table:table-cell table:style-name="ce22" office:value-type="float" office:value="0.00085428" calcext:value-type="float">
            <text:p>0.00</text:p>
          </table:table-cell>
          <table:table-cell table:style-name="ce72" office:value-type="float" office:value="0.08521893" calcext:value-type="float">
            <text:p>0.09</text:p>
          </table:table-cell>
          <table:table-cell table:style-name="ce31" office:value-type="float" office:value="0.01887109" calcext:value-type="float">
            <text:p>0.02</text:p>
          </table:table-cell>
          <table:table-cell table:style-name="ce88" office:value-type="float" office:value="0.01998661" calcext:value-type="float">
            <text:p>0.02</text:p>
          </table:table-cell>
          <table:table-cell table:number-columns-repeated="19"/>
        </table:table-row>
        <table:table-row table:style-name="ro3" table:visibility="collapse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0.024" calcext:value-type="float">
            <text:p>0.02</text:p>
          </table:table-cell>
          <table:table-cell table:style-name="ce32" office:value-type="float" office:value="-0.11361364" calcext:value-type="float">
            <text:p>-0.11</text:p>
          </table:table-cell>
          <table:table-cell table:style-name="ce46" office:value-type="float" office:value="0" calcext:value-type="float">
            <text:p>0.00</text:p>
          </table:table-cell>
          <table:table-cell table:style-name="ce23" office:value-type="float" office:value="-0.3" calcext:value-type="float">
            <text:p>-0.30</text:p>
          </table:table-cell>
          <table:table-cell table:style-name="ce46" office:value-type="float" office:value="0" calcext:value-type="float">
            <text:p>0.00</text:p>
          </table:table-cell>
          <table:table-cell table:style-name="ce23" office:value-type="float" office:value="0.05" calcext:value-type="float">
            <text:p>0.05</text:p>
          </table:table-cell>
          <table:table-cell table:style-name="ce73" office:value-type="float" office:value="-0.16328252" calcext:value-type="float">
            <text:p>-0.16</text:p>
          </table:table-cell>
          <table:table-cell table:style-name="ce23" office:value-type="float" office:value="-0.11376105" calcext:value-type="float">
            <text:p>-0.11</text:p>
          </table:table-cell>
          <table:table-cell table:style-name="ce73" office:value-type="float" office:value="-0.01111217" calcext:value-type="float">
            <text:p>-0.01</text:p>
          </table:table-cell>
          <table:table-cell table:style-name="ce32" office:value-type="float" office:value="-0.01812072" calcext:value-type="float">
            <text:p>-0.02</text:p>
          </table:table-cell>
          <table:table-cell table:style-name="ce89" office:value-type="float" office:value="-0.01799335" calcext:value-type="float">
            <text:p>-0.02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3" office:value-type="string" calcext:value-type="string" table:number-columns-spanned="1" table:number-rows-spanned="3">
            <text:p>Coloured Roofs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16" calcext:value-type="float">
            <text:p>0.02</text:p>
          </table:table-cell>
          <table:table-cell table:style-name="ce28" office:value-type="float" office:value="-0.0439837" calcext:value-type="float">
            <text:p>-0.04</text:p>
          </table:table-cell>
          <table:table-cell table:style-name="ce41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19" office:value-type="float" office:value="0.15" calcext:value-type="float">
            <text:p>0.15</text:p>
          </table:table-cell>
          <table:table-cell table:style-name="ce69" office:value-type="float" office:value="-0.18735228" calcext:value-type="float">
            <text:p>-0.19</text:p>
          </table:table-cell>
          <table:table-cell table:style-name="ce19" office:value-type="float" office:value="-0.02673569" calcext:value-type="float">
            <text:p>-0.03</text:p>
          </table:table-cell>
          <table:table-cell table:style-name="ce69" office:value-type="float" office:value="0.12309909" calcext:value-type="float">
            <text:p>0.12</text:p>
          </table:table-cell>
          <table:table-cell table:style-name="ce28" office:value-type="float" office:value="0.0074661" calcext:value-type="float">
            <text:p>0.01</text:p>
          </table:table-cell>
          <table:table-cell table:style-name="ce85" office:value-type="float" office:value="-0.00056267" calcext:value-type="float">
            <text:p>0.00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41" calcext:value-type="float">
            <text:p>0.04</text:p>
          </table:table-cell>
          <table:table-cell table:style-name="ce29" office:value-type="float" office:value="-0.06518391" calcext:value-type="float">
            <text:p>-0.07</text:p>
          </table:table-cell>
          <table:table-cell table:style-name="ce43" office:value-type="float" office:value="0.15" calcext:value-type="float">
            <text:p>0.15</text:p>
          </table:table-cell>
          <table:table-cell table:style-name="ce20" office:value-type="float" office:value="0.15" calcext:value-type="float">
            <text:p>0.15</text:p>
          </table:table-cell>
          <table:table-cell table:style-name="ce43" office:value-type="float" office:value="0.15" calcext:value-type="float">
            <text:p>0.15</text:p>
          </table:table-cell>
          <table:table-cell table:style-name="ce20" office:value-type="float" office:value="0.05" calcext:value-type="float">
            <text:p>0.05</text:p>
          </table:table-cell>
          <table:table-cell table:style-name="ce70" office:value-type="float" office:value="-0.11430414" calcext:value-type="float">
            <text:p>-0.11</text:p>
          </table:table-cell>
          <table:table-cell table:style-name="ce20" office:value-type="float" office:value="-0.06410569" calcext:value-type="float">
            <text:p>-0.06</text:p>
          </table:table-cell>
          <table:table-cell table:style-name="ce70" office:value-type="float" office:value="0.07617252" calcext:value-type="float">
            <text:p>0.08</text:p>
          </table:table-cell>
          <table:table-cell table:style-name="ce29" office:value-type="float" office:value="0.1470811" calcext:value-type="float">
            <text:p>0.15</text:p>
          </table:table-cell>
          <table:table-cell table:style-name="ce86" office:value-type="float" office:value="0.03094057" calcext:value-type="float">
            <text:p>0.03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31" calcext:value-type="float">
            <text:p>0.03</text:p>
          </table:table-cell>
          <table:table-cell table:style-name="ce29" office:value-type="float" office:value="-0.29956961" calcext:value-type="float">
            <text:p>-0.30</text:p>
          </table:table-cell>
          <table:table-cell table:style-name="ce43" office:value-type="float" office:value="0" calcext:value-type="float">
            <text:p>0.00</text:p>
          </table:table-cell>
          <table:table-cell table:style-name="ce20" office:value-type="float" office:value="-0.6" calcext:value-type="float">
            <text:p>-0.60</text:p>
          </table:table-cell>
          <table:table-cell table:style-name="ce43" office:value-type="float" office:value="0" calcext:value-type="float">
            <text:p>0.00</text:p>
          </table:table-cell>
          <table:table-cell table:style-name="ce20" office:value-type="float" office:value="0" calcext:value-type="float">
            <text:p>0.00</text:p>
          </table:table-cell>
          <table:table-cell table:style-name="ce70" office:value-type="float" office:value="-0.29612572" calcext:value-type="float">
            <text:p>-0.30</text:p>
          </table:table-cell>
          <table:table-cell table:style-name="ce20" office:value-type="float" office:value="-0.2966925" calcext:value-type="float">
            <text:p>-0.30</text:p>
          </table:table-cell>
          <table:table-cell table:style-name="ce70" office:value-type="float" office:value="-0.03126485" calcext:value-type="float">
            <text:p>-0.03</text:p>
          </table:table-cell>
          <table:table-cell table:style-name="ce29" office:value-type="float" office:value="-0.03003082" calcext:value-type="float">
            <text:p>-0.03</text:p>
          </table:table-cell>
          <table:table-cell table:style-name="ce86" office:value-type="float" office:value="-0.03074053" calcext:value-type="float">
            <text:p>-0.03</text:p>
          </table:table-cell>
          <table:table-cell table:number-columns-repeated="19"/>
        </table:table-row>
        <table:table-row table:style-name="ro3" table:visibility="collapse">
          <table:table-cell/>
          <table:table-cell table:style-name="ce1" office:value-type="string" calcext:value-type="string" table:number-columns-spanned="1" table:number-rows-spanned="3">
            <text:p>Tower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0" calcext:value-type="float">
            <text:p>0.00</text:p>
          </table:table-cell>
          <table:table-cell table:style-name="ce30" office:value-type="float" office:value="-0.08789648" calcext:value-type="float">
            <text:p>-0.09</text:p>
          </table:table-cell>
          <table:table-cell table:style-name="ce44" office:value-type="float" office:value="0" calcext:value-type="float">
            <text:p>0.00</text:p>
          </table:table-cell>
          <table:table-cell table:style-name="ce21" office:value-type="float" office:value="0.3" calcext:value-type="float">
            <text:p>0.30</text:p>
          </table:table-cell>
          <table:table-cell table:style-name="ce44" office:value-type="float" office:value="0" calcext:value-type="float">
            <text:p>0.00</text:p>
          </table:table-cell>
          <table:table-cell table:style-name="ce21" office:value-type="float" office:value="-0.15" calcext:value-type="float">
            <text:p>-0.15</text:p>
          </table:table-cell>
          <table:table-cell table:style-name="ce71" office:value-type="float" office:value="0.08277581" calcext:value-type="float">
            <text:p>0.08</text:p>
          </table:table-cell>
          <table:table-cell table:style-name="ce21" office:value-type="float" office:value="-0.03991169" calcext:value-type="float">
            <text:p>-0.04</text:p>
          </table:table-cell>
          <table:table-cell table:style-name="ce71" office:value-type="float" office:value="-0.15630815" calcext:value-type="float">
            <text:p>-0.16</text:p>
          </table:table-cell>
          <table:table-cell table:style-name="ce30" office:value-type="float" office:value="0.01651117" calcext:value-type="float">
            <text:p>0.02</text:p>
          </table:table-cell>
          <table:table-cell table:style-name="ce87" office:value-type="float" office:value="0.00652607" calcext:value-type="float">
            <text:p>0.01</text:p>
          </table:table-cell>
          <table:table-cell table:number-columns-repeated="19"/>
        </table:table-row>
        <table:table-row table:style-name="ro3" table:visibility="collapse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0" calcext:value-type="float">
            <text:p>0.00</text:p>
          </table:table-cell>
          <table:table-cell table:style-name="ce31" office:value-type="float" office:value="0.1433362" calcext:value-type="float">
            <text:p>0.14</text:p>
          </table:table-cell>
          <table:table-cell table:style-name="ce45" office:value-type="float" office:value="0.15" calcext:value-type="float">
            <text:p>0.15</text:p>
          </table:table-cell>
          <table:table-cell table:style-name="ce22" office:value-type="float" office:value="1.05" calcext:value-type="float">
            <text:p>1.05</text:p>
          </table:table-cell>
          <table:table-cell table:style-name="ce45" office:value-type="float" office:value="0" calcext:value-type="float">
            <text:p>0.00</text:p>
          </table:table-cell>
          <table:table-cell table:style-name="ce22" office:value-type="float" office:value="0.5" calcext:value-type="float">
            <text:p>0.50</text:p>
          </table:table-cell>
          <table:table-cell table:style-name="ce72" office:value-type="float" office:value="-0.39623521" calcext:value-type="float">
            <text:p>-0.40</text:p>
          </table:table-cell>
          <table:table-cell table:style-name="ce22" office:value-type="float" office:value="0.1103189" calcext:value-type="float">
            <text:p>0.11</text:p>
          </table:table-cell>
          <table:table-cell table:style-name="ce72" office:value-type="float" office:value="0.44881887" calcext:value-type="float">
            <text:p>0.45</text:p>
          </table:table-cell>
          <table:table-cell table:style-name="ce31" office:value-type="float" office:value="0.17249959" calcext:value-type="float">
            <text:p>0.17</text:p>
          </table:table-cell>
          <table:table-cell table:style-name="ce88" office:value-type="float" office:value="-0.00390734" calcext:value-type="float">
            <text:p>0.00</text:p>
          </table:table-cell>
          <table:table-cell table:number-columns-repeated="19"/>
        </table:table-row>
        <table:table-row table:style-name="ro3" table:visibility="collapse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0" calcext:value-type="float">
            <text:p>0.00</text:p>
          </table:table-cell>
          <table:table-cell table:style-name="ce32" office:value-type="float" office:value="0.00721109" calcext:value-type="float">
            <text:p>0.01</text:p>
          </table:table-cell>
          <table:table-cell table:style-name="ce46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46" office:value-type="float" office:value="0" calcext:value-type="float">
            <text:p>0.00</text:p>
          </table:table-cell>
          <table:table-cell table:style-name="ce23" office:value-type="float" office:value="0" calcext:value-type="float">
            <text:p>0.00</text:p>
          </table:table-cell>
          <table:table-cell table:style-name="ce73" office:value-type="float" office:value="0.00455776" calcext:value-type="float">
            <text:p>0.00</text:p>
          </table:table-cell>
          <table:table-cell table:style-name="ce23" office:value-type="float" office:value="0.00394382" calcext:value-type="float">
            <text:p>0.00</text:p>
          </table:table-cell>
          <table:table-cell table:style-name="ce73" office:value-type="float" office:value="0.00965902" calcext:value-type="float">
            <text:p>0.01</text:p>
          </table:table-cell>
          <table:table-cell table:style-name="ce32" office:value-type="float" office:value="0.01218693" calcext:value-type="float">
            <text:p>0.01</text:p>
          </table:table-cell>
          <table:table-cell table:style-name="ce89" office:value-type="float" office:value="0.01575656" calcext:value-type="float">
            <text:p>0.02</text:p>
          </table:table-cell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Square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4" calcext:value-type="float">
            <text:p>0.04</text:p>
          </table:table-cell>
          <table:table-cell table:style-name="ce33" office:value-type="float" office:value="-0.04031229" calcext:value-type="float">
            <text:p>-0.04</text:p>
          </table:table-cell>
          <table:table-cell table:style-name="ce47" office:value-type="float" office:value="0" calcext:value-type="float">
            <text:p>0.00</text:p>
          </table:table-cell>
          <table:table-cell table:style-name="ce53" office:value-type="float" office:value="0" calcext:value-type="float">
            <text:p>0.00</text:p>
          </table:table-cell>
          <table:table-cell table:style-name="ce59" office:value-type="float" office:value="0" calcext:value-type="float">
            <text:p>0.00</text:p>
          </table:table-cell>
          <table:table-cell table:style-name="ce64" office:value-type="float" office:value="-0.2" calcext:value-type="float">
            <text:p>-0.20</text:p>
          </table:table-cell>
          <table:table-cell table:style-name="ce75" office:value-type="float" office:value="0.15555959" calcext:value-type="float">
            <text:p>0.16</text:p>
          </table:table-cell>
          <table:table-cell table:style-name="ce75" office:value-type="float" office:value="-0.0699938" calcext:value-type="float">
            <text:p>-0.07</text:p>
          </table:table-cell>
          <table:table-cell table:style-name="ce75" office:value-type="float" office:value="-0.13689417" calcext:value-type="float">
            <text:p>-0.14</text:p>
          </table:table-cell>
          <table:table-cell table:style-name="ce33" office:value-type="float" office:value="-0.00672337" calcext:value-type="float">
            <text:p>-0.01</text:p>
          </table:table-cell>
          <table:table-cell table:style-name="ce90" office:value-type="float" office:value="0.00784661" calcext:value-type="float">
            <text:p>0.01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07" calcext:value-type="float">
            <text:p>-0.01</text:p>
          </table:table-cell>
          <table:table-cell office:value-type="float" office:value="0.13322116" calcext:value-type="float">
            <text:p>0.13</text:p>
          </table:table-cell>
          <table:table-cell table:number-columns-repeated="4" office:value-type="float" office:value="0.15" calcext:value-type="float">
            <text:p>0.15</text:p>
          </table:table-cell>
          <table:table-cell office:value-type="float" office:value="0.01953287" calcext:value-type="float">
            <text:p>0.02</text:p>
          </table:table-cell>
          <table:table-cell office:value-type="float" office:value="0.1456266" calcext:value-type="float">
            <text:p>0.15</text:p>
          </table:table-cell>
          <table:table-cell office:value-type="float" office:value="0.16661757" calcext:value-type="float">
            <text:p>0.17</text:p>
          </table:table-cell>
          <table:table-cell office:value-type="float" office:value="0.17731876" calcext:value-type="float">
            <text:p>0.18</text:p>
          </table:table-cell>
          <table:table-cell office:value-type="float" office:value="0.06649149" calcext:value-type="float">
            <text:p>0.07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05" calcext:value-type="float">
            <text:p>0.11</text:p>
          </table:table-cell>
          <table:table-cell office:value-type="float" office:value="-0.00572155" calcext:value-type="float">
            <text:p>-0.01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-0.00564025" calcext:value-type="float">
            <text:p>-0.01</text:p>
          </table:table-cell>
          <table:table-cell office:value-type="float" office:value="-0.00662295" calcext:value-type="float">
            <text:p>-0.01</text:p>
          </table:table-cell>
          <table:table-cell office:value-type="float" office:value="0.00394055" calcext:value-type="float">
            <text:p>0.00</text:p>
          </table:table-cell>
          <table:table-cell office:value-type="float" office:value="0.0051288" calcext:value-type="float">
            <text:p>0.01</text:p>
          </table:table-cell>
          <table:table-cell office:value-type="float" office:value="0.00417887" calcext:value-type="float">
            <text:p>0.00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Factory DIM16 to ALS16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-0.036" calcext:value-type="float">
            <text:p>-0.04</text:p>
          </table:table-cell>
          <table:table-cell table:style-name="ce35" office:value-type="float" office:value="-0.05641433" calcext:value-type="float">
            <text:p>-0.06</text:p>
          </table:table-cell>
          <table:table-cell table:style-name="ce49" office:value-type="float" office:value="-0.3" calcext:value-type="float">
            <text:p>-0.30</text:p>
          </table:table-cell>
          <table:table-cell table:style-name="ce55" office:value-type="float" office:value="-0.15" calcext:value-type="float">
            <text:p>-0.15</text:p>
          </table:table-cell>
          <table:table-cell table:style-name="ce61" office:value-type="float" office:value="0" calcext:value-type="float">
            <text:p>0.00</text:p>
          </table:table-cell>
          <table:table-cell table:style-name="ce66" office:value-type="float" office:value="-0.3" calcext:value-type="float">
            <text:p>-0.30</text:p>
          </table:table-cell>
          <table:table-cell table:style-name="ce77" office:value-type="float" office:value="0.22778646" calcext:value-type="float">
            <text:p>0.23</text:p>
          </table:table-cell>
          <table:table-cell table:style-name="ce77" office:value-type="float" office:value="-0.07244522" calcext:value-type="float">
            <text:p>-0.07</text:p>
          </table:table-cell>
          <table:table-cell table:style-name="ce77" office:value-type="float" office:value="-0.28608277" calcext:value-type="float">
            <text:p>-0.29</text:p>
          </table:table-cell>
          <table:table-cell table:style-name="ce35" office:value-type="float" office:value="-0.28786577" calcext:value-type="float">
            <text:p>-0.29</text:p>
          </table:table-cell>
          <table:table-cell table:style-name="ce92" office:value-type="float" office:value="-0.01725845" calcext:value-type="float">
            <text:p>-0.02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1" calcext:value-type="float">
            <text:p>-0.01</text:p>
          </table:table-cell>
          <table:table-cell table:style-name="ce36" office:value-type="float" office:value="-0.26383163" calcext:value-type="float">
            <text:p>-0.26</text:p>
          </table:table-cell>
          <table:table-cell table:style-name="ce50" office:value-type="float" office:value="0" calcext:value-type="float">
            <text:p>0.00</text:p>
          </table:table-cell>
          <table:table-cell table:style-name="ce56" office:value-type="float" office:value="-0.15" calcext:value-type="float">
            <text:p>-0.15</text:p>
          </table:table-cell>
          <table:table-cell table:style-name="ce62" office:value-type="float" office:value="0" calcext:value-type="float">
            <text:p>0.00</text:p>
          </table:table-cell>
          <table:table-cell table:style-name="ce67" office:value-type="float" office:value="0.15" calcext:value-type="float">
            <text:p>0.15</text:p>
          </table:table-cell>
          <table:table-cell table:style-name="ce78" office:value-type="float" office:value="-0.42525855" calcext:value-type="float">
            <text:p>-0.43</text:p>
          </table:table-cell>
          <table:table-cell table:style-name="ce78" office:value-type="float" office:value="-0.27310541" calcext:value-type="float">
            <text:p>-0.27</text:p>
          </table:table-cell>
          <table:table-cell table:style-name="ce78" office:value-type="float" office:value="0.13739532" calcext:value-type="float">
            <text:p>0.14</text:p>
          </table:table-cell>
          <table:table-cell table:style-name="ce36" office:value-type="float" office:value="-0.0052026" calcext:value-type="float">
            <text:p>-0.01</text:p>
          </table:table-cell>
          <table:table-cell table:style-name="ce93" office:value-type="float" office:value="0.00499621" calcext:value-type="float">
            <text:p>0.00</text:p>
          </table:table-cell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0.035" calcext:value-type="float">
            <text:p>0.04</text:p>
          </table:table-cell>
          <table:table-cell table:style-name="ce37" office:value-type="float" office:value="-0.13352215" calcext:value-type="float">
            <text:p>-0.13</text:p>
          </table:table-cell>
          <table:table-cell table:style-name="ce51" office:value-type="float" office:value="-0.15" calcext:value-type="float">
            <text:p>-0.15</text:p>
          </table:table-cell>
          <table:table-cell table:style-name="ce57" office:value-type="float" office:value="-0.45" calcext:value-type="float">
            <text:p>-0.45</text:p>
          </table:table-cell>
          <table:table-cell table:style-name="ce63" office:value-type="float" office:value="0" calcext:value-type="float">
            <text:p>0.00</text:p>
          </table:table-cell>
          <table:table-cell table:style-name="ce68" office:value-type="float" office:value="0" calcext:value-type="float">
            <text:p>0.00</text:p>
          </table:table-cell>
          <table:table-cell table:style-name="ce79" office:value-type="float" office:value="-0.13389543" calcext:value-type="float">
            <text:p>-0.13</text:p>
          </table:table-cell>
          <table:table-cell table:style-name="ce79" office:value-type="float" office:value="-0.13421123" calcext:value-type="float">
            <text:p>-0.13</text:p>
          </table:table-cell>
          <table:table-cell table:style-name="ce79" office:value-type="float" office:value="-0.0805749" calcext:value-type="float">
            <text:p>-0.08</text:p>
          </table:table-cell>
          <table:table-cell table:style-name="ce37" office:value-type="float" office:value="-0.09127462" calcext:value-type="float">
            <text:p>-0.09</text:p>
          </table:table-cell>
          <table:table-cell table:style-name="ce94" office:value-type="float" office:value="-0.07640716" calcext:value-type="float">
            <text:p>-0.08</text:p>
          </table:table-cell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Factory DIM16 to ALS14</text:p>
          </table:table-cell>
          <table:table-cell table:style-name="ce15" office:value-type="string" calcext:value-type="string">
            <text:p>x</text:p>
          </table:table-cell>
          <table:table-cell table:style-name="ce19" office:value-type="float" office:value="-0.013" calcext:value-type="float">
            <text:p>-0.01</text:p>
          </table:table-cell>
          <table:table-cell table:style-name="ce33" office:value-type="float" office:value="0.09626252" calcext:value-type="float">
            <text:p>0.10</text:p>
          </table:table-cell>
          <table:table-cell table:style-name="ce47" office:value-type="float" office:value="-0.15" calcext:value-type="float">
            <text:p>-0.15</text:p>
          </table:table-cell>
          <table:table-cell table:style-name="ce53" office:value-type="float" office:value="0.3" calcext:value-type="float">
            <text:p>0.30</text:p>
          </table:table-cell>
          <table:table-cell table:style-name="ce59" office:value-type="float" office:value="-0.15" calcext:value-type="float">
            <text:p>-0.15</text:p>
          </table:table-cell>
          <table:table-cell table:style-name="ce64" office:value-type="float" office:value="0.35" calcext:value-type="float">
            <text:p>0.35</text:p>
          </table:table-cell>
          <table:table-cell table:style-name="ce75" office:value-type="float" office:value="-0.25323436" calcext:value-type="float">
            <text:p>-0.25</text:p>
          </table:table-cell>
          <table:table-cell table:style-name="ce75" office:value-type="float" office:value="0.10256898" calcext:value-type="float">
            <text:p>0.10</text:p>
          </table:table-cell>
          <table:table-cell table:style-name="ce75" office:value-type="float" office:value="0.34090466" calcext:value-type="float">
            <text:p>0.34</text:p>
          </table:table-cell>
          <table:table-cell table:style-name="ce33" office:value-type="float" office:value="-0.15055663" calcext:value-type="float">
            <text:p>-0.15</text:p>
          </table:table-cell>
          <table:table-cell table:style-name="ce90" office:value-type="float" office:value="-0.00009681" calcext:value-type="float">
            <text:p>0.00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6" calcext:value-type="float">
            <text:p>-0.02</text:p>
          </table:table-cell>
          <table:table-cell office:value-type="float" office:value="-0.48502968" calcext:value-type="float">
            <text:p>-0.49</text:p>
          </table:table-cell>
          <table:table-cell office:value-type="float" office:value="0" calcext:value-type="float">
            <text:p>0.00</text:p>
          </table:table-cell>
          <table:table-cell office:value-type="float" office:value="-0.3" calcext:value-type="float">
            <text:p>-0.3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-0.58493454" calcext:value-type="float">
            <text:p>-0.58</text:p>
          </table:table-cell>
          <table:table-cell office:value-type="float" office:value="-0.50318524" calcext:value-type="float">
            <text:p>-0.50</text:p>
          </table:table-cell>
          <table:table-cell office:value-type="float" office:value="0.09456194" calcext:value-type="float">
            <text:p>0.09</text:p>
          </table:table-cell>
          <table:table-cell office:value-type="float" office:value="-0.00164025" calcext:value-type="float">
            <text:p>0.00</text:p>
          </table:table-cell>
          <table:table-cell office:value-type="float" office:value="-0.00883223" calcext:value-type="float">
            <text:p>-0.01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74" calcext:value-type="float">
            <text:p>0.17</text:p>
          </table:table-cell>
          <table:table-cell office:value-type="float" office:value="0.64543436" calcext:value-type="float">
            <text:p>0.65</text:p>
          </table:table-cell>
          <table:table-cell office:value-type="float" office:value="0" calcext:value-type="float">
            <text:p>0.00</text:p>
          </table:table-cell>
          <table:table-cell office:value-type="float" office:value="-1.05" calcext:value-type="float">
            <text:p>-1.05</text:p>
          </table:table-cell>
          <table:table-cell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0.5954514" calcext:value-type="float">
            <text:p>0.60</text:p>
          </table:table-cell>
          <table:table-cell office:value-type="float" office:value="0.64385399" calcext:value-type="float">
            <text:p>0.64</text:p>
          </table:table-cell>
          <table:table-cell office:value-type="float" office:value="0.06817898" calcext:value-type="float">
            <text:p>0.07</text:p>
          </table:table-cell>
          <table:table-cell office:value-type="float" office:value="0.04932712" calcext:value-type="float">
            <text:p>0.05</text:p>
          </table:table-cell>
          <table:table-cell office:value-type="float" office:value="0.05009051" calcext:value-type="float">
            <text:p>0.05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Factory ALS16 to ALS14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0.039" calcext:value-type="float">
            <text:p>0.04</text:p>
          </table:table-cell>
          <table:table-cell table:style-name="ce35" office:value-type="float" office:value="-0.76527803" calcext:value-type="float">
            <text:p>-0.77</text:p>
          </table:table-cell>
          <table:table-cell table:style-name="ce49" office:value-type="float" office:value="0.15" calcext:value-type="float">
            <text:p>0.15</text:p>
          </table:table-cell>
          <table:table-cell table:style-name="ce55" office:value-type="float" office:value="0" calcext:value-type="float">
            <text:p>0.00</text:p>
          </table:table-cell>
          <table:table-cell table:style-name="ce61" office:value-type="float" office:value="0.15" calcext:value-type="float">
            <text:p>0.15</text:p>
          </table:table-cell>
          <table:table-cell table:style-name="ce66" office:value-type="float" office:value="0.15" calcext:value-type="float">
            <text:p>0.15</text:p>
          </table:table-cell>
          <table:table-cell table:style-name="ce77" office:value-type="float" office:value="-0.91475233" calcext:value-type="float">
            <text:p>-0.91</text:p>
          </table:table-cell>
          <table:table-cell table:style-name="ce77" office:value-type="float" office:value="-0.76475233" calcext:value-type="float">
            <text:p>-0.76</text:p>
          </table:table-cell>
          <table:table-cell table:style-name="ce77" office:value-type="float" office:value="0.15055331" calcext:value-type="float">
            <text:p>0.15</text:p>
          </table:table-cell>
          <table:table-cell table:style-name="ce35" office:value-type="float" office:value="0.15319926" calcext:value-type="float">
            <text:p>0.15</text:p>
          </table:table-cell>
          <table:table-cell table:style-name="ce92" office:value-type="float" office:value="0.02052946" calcext:value-type="float">
            <text:p>0.02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22" calcext:value-type="float">
            <text:p>-0.02</text:p>
          </table:table-cell>
          <table:table-cell table:style-name="ce36" office:value-type="float" office:value="-0.4298094" calcext:value-type="float">
            <text:p>-0.43</text:p>
          </table:table-cell>
          <table:table-cell table:style-name="ce50" office:value-type="float" office:value="-0.15" calcext:value-type="float">
            <text:p>-0.15</text:p>
          </table:table-cell>
          <table:table-cell table:style-name="ce56" office:value-type="float" office:value="0.15" calcext:value-type="float">
            <text:p>0.15</text:p>
          </table:table-cell>
          <table:table-cell table:style-name="ce62" office:value-type="float" office:value="-0.15" calcext:value-type="float">
            <text:p>-0.15</text:p>
          </table:table-cell>
          <table:table-cell table:style-name="ce67" office:value-type="float" office:value="-0.1" calcext:value-type="float">
            <text:p>-0.10</text:p>
          </table:table-cell>
          <table:table-cell table:style-name="ce78" office:value-type="float" office:value="-0.33592212" calcext:value-type="float">
            <text:p>-0.34</text:p>
          </table:table-cell>
          <table:table-cell table:style-name="ce78" office:value-type="float" office:value="-0.43592212" calcext:value-type="float">
            <text:p>-0.44</text:p>
          </table:table-cell>
          <table:table-cell table:style-name="ce78" office:value-type="float" office:value="-0.10228833" calcext:value-type="float">
            <text:p>-0.10</text:p>
          </table:table-cell>
          <table:table-cell table:style-name="ce36" office:value-type="float" office:value="-0.14976199" calcext:value-type="float">
            <text:p>-0.15</text:p>
          </table:table-cell>
          <table:table-cell table:style-name="ce93" office:value-type="float" office:value="-0.02094747" calcext:value-type="float">
            <text:p>-0.02</text:p>
          </table:table-cell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-0.018" calcext:value-type="float">
            <text:p>-0.02</text:p>
          </table:table-cell>
          <table:table-cell table:style-name="ce37" office:value-type="float" office:value="0.91590391" calcext:value-type="float">
            <text:p>0.92</text:p>
          </table:table-cell>
          <table:table-cell table:style-name="ce51" office:value-type="float" office:value="0.15" calcext:value-type="float">
            <text:p>0.15</text:p>
          </table:table-cell>
          <table:table-cell table:style-name="ce57" office:value-type="float" office:value="-0.15" calcext:value-type="float">
            <text:p>-0.15</text:p>
          </table:table-cell>
          <table:table-cell table:style-name="ce63" office:value-type="float" office:value="0" calcext:value-type="float">
            <text:p>0.00</text:p>
          </table:table-cell>
          <table:table-cell table:style-name="ce68" office:value-type="float" office:value="0" calcext:value-type="float">
            <text:p>0.00</text:p>
          </table:table-cell>
          <table:table-cell table:number-columns-repeated="2" table:style-name="ce79" office:value-type="float" office:value="0.91564033" calcext:value-type="float">
            <text:p>0.92</text:p>
          </table:table-cell>
          <table:table-cell table:style-name="ce79" office:value-type="float" office:value="0.0985238" calcext:value-type="float">
            <text:p>0.10</text:p>
          </table:table-cell>
          <table:table-cell table:style-name="ce37" office:value-type="float" office:value="0.12481041" calcext:value-type="float">
            <text:p>0.12</text:p>
          </table:table-cell>
          <table:table-cell table:style-name="ce94" office:value-type="float" office:value="0.09498913" calcext:value-type="float">
            <text:p>0.09</text:p>
          </table:table-cell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Field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2" calcext:value-type="float">
            <text:p>0.02</text:p>
          </table:table-cell>
          <table:table-cell table:style-name="ce33" office:value-type="float" office:value="-0.01768987" calcext:value-type="float">
            <text:p>-0.02</text:p>
          </table:table-cell>
          <table:table-cell table:style-name="ce47" office:value-type="float" office:value="0" calcext:value-type="float">
            <text:p>0.00</text:p>
          </table:table-cell>
          <table:table-cell table:style-name="ce53" office:value-type="float" office:value="-0.6" calcext:value-type="float">
            <text:p>-0.60</text:p>
          </table:table-cell>
          <table:table-cell table:style-name="ce59" office:value-type="float" office:value="0" calcext:value-type="float">
            <text:p>0.00</text:p>
          </table:table-cell>
          <table:table-cell table:style-name="ce64" office:value-type="float" office:value="-0.05" calcext:value-type="float">
            <text:p>-0.05</text:p>
          </table:table-cell>
          <table:table-cell table:style-name="ce75" office:value-type="float" office:value="0.00087948" calcext:value-type="float">
            <text:p>0.00</text:p>
          </table:table-cell>
          <table:table-cell table:style-name="ce75" office:value-type="float" office:value="-0.03143017" calcext:value-type="float">
            <text:p>-0.03</text:p>
          </table:table-cell>
          <table:table-cell table:style-name="ce75" office:value-type="float" office:value="-0.11976825" calcext:value-type="float">
            <text:p>-0.12</text:p>
          </table:table-cell>
          <table:table-cell table:style-name="ce33" office:value-type="float" office:value="-0.12934888" calcext:value-type="float">
            <text:p>-0.13</text:p>
          </table:table-cell>
          <table:table-cell table:style-name="ce90" office:value-type="float" office:value="-0.00301994" calcext:value-type="float">
            <text:p>0.00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office:value-type="float" office:value="-0.01374125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-0.15" calcext:value-type="float">
            <text:p>-0.15</text:p>
          </table:table-cell>
          <table:table-cell office:value-type="float" office:value="0.09402796" calcext:value-type="float">
            <text:p>0.09</text:p>
          </table:table-cell>
          <table:table-cell office:value-type="float" office:value="0.02344803" calcext:value-type="float">
            <text:p>0.02</text:p>
          </table:table-cell>
          <table:table-cell office:value-type="float" office:value="-0.08080802" calcext:value-type="float">
            <text:p>-0.08</text:p>
          </table:table-cell>
          <table:table-cell office:value-type="float" office:value="0.00769221" calcext:value-type="float">
            <text:p>0.01</text:p>
          </table:table-cell>
          <table:table-cell office:value-type="float" office:value="-0.060352" calcext:value-type="float">
            <text:p>-0.06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office:value-type="float" office:value="-0.16164044" calcext:value-type="float">
            <text:p>-0.16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0.15" calcext:value-type="float">
            <text:p>-0.15</text:p>
          </table:table-cell>
          <table:table-cell office:value-type="float" office:value="-0.01114486" calcext:value-type="float">
            <text:p>-0.01</text:p>
          </table:table-cell>
          <table:table-cell office:value-type="float" office:value="-0.16195922" calcext:value-type="float">
            <text:p>-0.16</text:p>
          </table:table-cell>
          <table:table-cell office:value-type="float" office:value="-0.16189187" calcext:value-type="float">
            <text:p>-0.16</text:p>
          </table:table-cell>
          <table:table-cell office:value-type="float" office:value="-0.16300047" calcext:value-type="float">
            <text:p>-0.16</text:p>
          </table:table-cell>
          <table:table-cell office:value-type="float" office:value="-0.16134673" calcext:value-type="float">
            <text:p>-0.16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Row Houses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-0.003" calcext:value-type="float">
            <text:p>0.00</text:p>
          </table:table-cell>
          <table:table-cell table:style-name="ce35" office:value-type="float" office:value="-0.15487148" calcext:value-type="float">
            <text:p>-0.15</text:p>
          </table:table-cell>
          <table:table-cell table:style-name="ce49" office:value-type="float" office:value="0" calcext:value-type="float">
            <text:p>0.00</text:p>
          </table:table-cell>
          <table:table-cell table:style-name="ce55" office:value-type="float" office:value="0" calcext:value-type="float">
            <text:p>0.00</text:p>
          </table:table-cell>
          <table:table-cell table:style-name="ce61" office:value-type="float" office:value="0" calcext:value-type="float">
            <text:p>0.00</text:p>
          </table:table-cell>
          <table:table-cell table:style-name="ce66" office:value-type="float" office:value="-0.1" calcext:value-type="float">
            <text:p>-0.10</text:p>
          </table:table-cell>
          <table:table-cell table:style-name="ce77" office:value-type="float" office:value="-0.05403661" calcext:value-type="float">
            <text:p>-0.05</text:p>
          </table:table-cell>
          <table:table-cell table:style-name="ce77" office:value-type="float" office:value="-0.17333328" calcext:value-type="float">
            <text:p>-0.17</text:p>
          </table:table-cell>
          <table:table-cell table:style-name="ce77" office:value-type="float" office:value="-0.09964047" calcext:value-type="float">
            <text:p>-0.10</text:p>
          </table:table-cell>
          <table:table-cell table:style-name="ce35" office:value-type="float" office:value="-0.01375673" calcext:value-type="float">
            <text:p>-0.01</text:p>
          </table:table-cell>
          <table:table-cell table:style-name="ce92" office:value-type="float" office:value="-0.02678344" calcext:value-type="float">
            <text:p>-0.03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0.182" calcext:value-type="float">
            <text:p>0.18</text:p>
          </table:table-cell>
          <table:table-cell table:style-name="ce36" office:value-type="float" office:value="-0.15775448" calcext:value-type="float">
            <text:p>-0.16</text:p>
          </table:table-cell>
          <table:table-cell table:style-name="ce50" office:value-type="float" office:value="0" calcext:value-type="float">
            <text:p>0.00</text:p>
          </table:table-cell>
          <table:table-cell table:style-name="ce56" office:value-type="float" office:value="-0.45" calcext:value-type="float">
            <text:p>-0.45</text:p>
          </table:table-cell>
          <table:table-cell table:style-name="ce62" office:value-type="float" office:value="-0.15" calcext:value-type="float">
            <text:p>-0.15</text:p>
          </table:table-cell>
          <table:table-cell table:style-name="ce67" office:value-type="float" office:value="-0.1" calcext:value-type="float">
            <text:p>-0.10</text:p>
          </table:table-cell>
          <table:table-cell table:style-name="ce78" office:value-type="float" office:value="-0.06037555" calcext:value-type="float">
            <text:p>-0.06</text:p>
          </table:table-cell>
          <table:table-cell table:style-name="ce78" office:value-type="float" office:value="-0.15268541" calcext:value-type="float">
            <text:p>-0.15</text:p>
          </table:table-cell>
          <table:table-cell table:style-name="ce78" office:value-type="float" office:value="-0.09090562" calcext:value-type="float">
            <text:p>-0.09</text:p>
          </table:table-cell>
          <table:table-cell table:style-name="ce36" office:value-type="float" office:value="-0.03958937" calcext:value-type="float">
            <text:p>-0.04</text:p>
          </table:table-cell>
          <table:table-cell table:style-name="ce93" office:value-type="float" office:value="-0.03076814" calcext:value-type="float">
            <text:p>-0.03</text:p>
          </table:table-cell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-0.048" calcext:value-type="float">
            <text:p>-0.05</text:p>
          </table:table-cell>
          <table:table-cell table:style-name="ce37" office:value-type="float" office:value="-0.13102991" calcext:value-type="float">
            <text:p>-0.13</text:p>
          </table:table-cell>
          <table:table-cell table:style-name="ce51" office:value-type="float" office:value="-0.15" calcext:value-type="float">
            <text:p>-0.15</text:p>
          </table:table-cell>
          <table:table-cell table:style-name="ce57" office:value-type="float" office:value="-0.45" calcext:value-type="float">
            <text:p>-0.45</text:p>
          </table:table-cell>
          <table:table-cell table:style-name="ce63" office:value-type="float" office:value="0" calcext:value-type="float">
            <text:p>0.00</text:p>
          </table:table-cell>
          <table:table-cell table:style-name="ce68" office:value-type="float" office:value="0" calcext:value-type="float">
            <text:p>0.00</text:p>
          </table:table-cell>
          <table:table-cell table:style-name="ce79" office:value-type="float" office:value="-0.13135747" calcext:value-type="float">
            <text:p>-0.13</text:p>
          </table:table-cell>
          <table:table-cell table:style-name="ce79" office:value-type="float" office:value="-0.13321005" calcext:value-type="float">
            <text:p>-0.13</text:p>
          </table:table-cell>
          <table:table-cell table:style-name="ce79" office:value-type="float" office:value="-0.05401441" calcext:value-type="float">
            <text:p>-0.05</text:p>
          </table:table-cell>
          <table:table-cell table:style-name="ce37" office:value-type="float" office:value="-0.08068873" calcext:value-type="float">
            <text:p>-0.08</text:p>
          </table:table-cell>
          <table:table-cell table:style-name="ce94" office:value-type="float" office:value="-0.05657917" calcext:value-type="float">
            <text:p>-0.06</text:p>
          </table:table-cell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Forest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" calcext:value-type="float">
            <text:p>0.00</text:p>
          </table:table-cell>
          <table:table-cell table:style-name="ce33" office:value-type="float" office:value="1.32650748" calcext:value-type="float">
            <text:p>1.33</text:p>
          </table:table-cell>
          <table:table-cell table:style-name="ce47" office:value-type="float" office:value="0" calcext:value-type="float">
            <text:p>0.00</text:p>
          </table:table-cell>
          <table:table-cell table:style-name="ce53" office:value-type="float" office:value="0.3" calcext:value-type="float">
            <text:p>0.30</text:p>
          </table:table-cell>
          <table:table-cell table:style-name="ce59" office:value-type="float" office:value="-0.15" calcext:value-type="float">
            <text:p>-0.15</text:p>
          </table:table-cell>
          <table:table-cell table:style-name="ce64" office:value-type="float" office:value="-0.15" calcext:value-type="float">
            <text:p>-0.15</text:p>
          </table:table-cell>
          <table:table-cell table:style-name="ce75" office:value-type="float" office:value="1.45739461" calcext:value-type="float">
            <text:p>1.46</text:p>
          </table:table-cell>
          <table:table-cell table:style-name="ce75" office:value-type="float" office:value="1.36783735" calcext:value-type="float">
            <text:p>1.37</text:p>
          </table:table-cell>
          <table:table-cell table:style-name="ce75" office:value-type="float" office:value="-0.13582147" calcext:value-type="float">
            <text:p>-0.14</text:p>
          </table:table-cell>
          <table:table-cell table:style-name="ce33" office:value-type="float" office:value="0.00030281" calcext:value-type="float">
            <text:p>0.00</text:p>
          </table:table-cell>
          <table:table-cell table:style-name="ce90" office:value-type="float" office:value="-0.00034209" calcext:value-type="float">
            <text:p>0.00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office:value-type="float" office:value="-2.4059618" calcext:value-type="float">
            <text:p>-2.41</text:p>
          </table:table-cell>
          <table:table-cell office:value-type="float" office:value="-0.15" calcext:value-type="float">
            <text:p>-0.15</text:p>
          </table:table-cell>
          <table:table-cell office:value-type="float" office:value="-0.9" calcext:value-type="float">
            <text:p>-0.90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5" calcext:value-type="float">
            <text:p>-0.25</text:p>
          </table:table-cell>
          <table:table-cell office:value-type="float" office:value="-2.11185358" calcext:value-type="float">
            <text:p>-2.11</text:p>
          </table:table-cell>
          <table:table-cell office:value-type="float" office:value="-2.38966537" calcext:value-type="float">
            <text:p>-2.39</text:p>
          </table:table-cell>
          <table:table-cell office:value-type="float" office:value="-0.24448587" calcext:value-type="float">
            <text:p>-0.24</text:p>
          </table:table-cell>
          <table:table-cell office:value-type="float" office:value="-0.15489882" calcext:value-type="float">
            <text:p>-0.15</text:p>
          </table:table-cell>
          <table:table-cell office:value-type="float" office:value="-0.0197818" calcext:value-type="float">
            <text:p>-0.02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office:value-type="float" office:value="-0.04059652" calcext:value-type="float">
            <text:p>-0.04</text:p>
          </table:table-cell>
          <table:table-cell office:value-type="float" office:value="0" calcext:value-type="float">
            <text:p>0.00</text:p>
          </table:table-cell>
          <table:table-cell office:value-type="float" office:value="-1.05" calcext:value-type="float">
            <text:p>-1.05</text:p>
          </table:table-cell>
          <table:table-cell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-0.09168108" calcext:value-type="float">
            <text:p>-0.09</text:p>
          </table:table-cell>
          <table:table-cell office:value-type="float" office:value="-0.04053821" calcext:value-type="float">
            <text:p>-0.04</text:p>
          </table:table-cell>
          <table:table-cell office:value-type="float" office:value="-0.00410337" calcext:value-type="float">
            <text:p>0.00</text:p>
          </table:table-cell>
          <table:table-cell office:value-type="float" office:value="-0.01623701" calcext:value-type="float">
            <text:p>-0.02</text:p>
          </table:table-cell>
          <table:table-cell office:value-type="float" office:value="-0.01400238" calcext:value-type="float">
            <text:p>-0.01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Exhibit A DIM16 to ALS16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0.039" calcext:value-type="float">
            <text:p>0.04</text:p>
          </table:table-cell>
          <table:table-cell table:style-name="ce35" office:value-type="float" office:value="-0.01640424" calcext:value-type="float">
            <text:p>-0.02</text:p>
          </table:table-cell>
          <table:table-cell table:style-name="ce49" office:value-type="float" office:value="0" calcext:value-type="float">
            <text:p>0.00</text:p>
          </table:table-cell>
          <table:table-cell table:style-name="ce55" office:value-type="float" office:value="0" calcext:value-type="float">
            <text:p>0.00</text:p>
          </table:table-cell>
          <table:table-cell table:style-name="ce61" office:value-type="float" office:value="0" calcext:value-type="float">
            <text:p>0.00</text:p>
          </table:table-cell>
          <table:table-cell table:style-name="ce66" office:value-type="float" office:value="-0.1" calcext:value-type="float">
            <text:p>-0.10</text:p>
          </table:table-cell>
          <table:table-cell table:style-name="ce77" office:value-type="float" office:value="0.08355132" calcext:value-type="float">
            <text:p>0.08</text:p>
          </table:table-cell>
          <table:table-cell table:style-name="ce77" office:value-type="float" office:value="-0.02713567" calcext:value-type="float">
            <text:p>-0.03</text:p>
          </table:table-cell>
          <table:table-cell table:style-name="ce77" office:value-type="float" office:value="-0.05134705" calcext:value-type="float">
            <text:p>-0.05</text:p>
          </table:table-cell>
          <table:table-cell table:style-name="ce35" office:value-type="float" office:value="0.00716166" calcext:value-type="float">
            <text:p>0.01</text:p>
          </table:table-cell>
          <table:table-cell table:style-name="ce92" office:value-type="float" office:value="0.01258785" calcext:value-type="float">
            <text:p>0.01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06" calcext:value-type="float">
            <text:p>-0.01</text:p>
          </table:table-cell>
          <table:table-cell table:style-name="ce36" office:value-type="float" office:value="0.06614937" calcext:value-type="float">
            <text:p>0.07</text:p>
          </table:table-cell>
          <table:table-cell table:style-name="ce50" office:value-type="float" office:value="0.15" calcext:value-type="float">
            <text:p>0.15</text:p>
          </table:table-cell>
          <table:table-cell table:style-name="ce56" office:value-type="float" office:value="0.15" calcext:value-type="float">
            <text:p>0.15</text:p>
          </table:table-cell>
          <table:table-cell table:style-name="ce62" office:value-type="float" office:value="0.15" calcext:value-type="float">
            <text:p>0.15</text:p>
          </table:table-cell>
          <table:table-cell table:style-name="ce67" office:value-type="float" office:value="0.25" calcext:value-type="float">
            <text:p>0.25</text:p>
          </table:table-cell>
          <table:table-cell table:style-name="ce78" office:value-type="float" office:value="-0.17630297" calcext:value-type="float">
            <text:p>-0.18</text:p>
          </table:table-cell>
          <table:table-cell table:style-name="ce78" office:value-type="float" office:value="0.07415401" calcext:value-type="float">
            <text:p>0.07</text:p>
          </table:table-cell>
          <table:table-cell table:style-name="ce78" office:value-type="float" office:value="0.22706766" calcext:value-type="float">
            <text:p>0.23</text:p>
          </table:table-cell>
          <table:table-cell table:style-name="ce36" office:value-type="float" office:value="0.15647164" calcext:value-type="float">
            <text:p>0.16</text:p>
          </table:table-cell>
          <table:table-cell table:style-name="ce93" office:value-type="float" office:value="0.06106604" calcext:value-type="float">
            <text:p>0.06</text:p>
          </table:table-cell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0.036" calcext:value-type="float">
            <text:p>0.04</text:p>
          </table:table-cell>
          <table:table-cell table:style-name="ce37" office:value-type="float" office:value="-0.09099342" calcext:value-type="float">
            <text:p>-0.09</text:p>
          </table:table-cell>
          <table:table-cell table:style-name="ce51" office:value-type="float" office:value="-0.15" calcext:value-type="float">
            <text:p>-0.15</text:p>
          </table:table-cell>
          <table:table-cell table:style-name="ce57" office:value-type="float" office:value="0" calcext:value-type="float">
            <text:p>0.00</text:p>
          </table:table-cell>
          <table:table-cell table:style-name="ce63" office:value-type="float" office:value="0" calcext:value-type="float">
            <text:p>0.00</text:p>
          </table:table-cell>
          <table:table-cell table:style-name="ce68" office:value-type="float" office:value="0" calcext:value-type="float">
            <text:p>0.00</text:p>
          </table:table-cell>
          <table:table-cell table:style-name="ce79" office:value-type="float" office:value="-0.09057807" calcext:value-type="float">
            <text:p>-0.09</text:p>
          </table:table-cell>
          <table:table-cell table:style-name="ce79" office:value-type="float" office:value="-0.09144331" calcext:value-type="float">
            <text:p>-0.09</text:p>
          </table:table-cell>
          <table:table-cell table:style-name="ce79" office:value-type="float" office:value="-0.03502863" calcext:value-type="float">
            <text:p>-0.04</text:p>
          </table:table-cell>
          <table:table-cell table:style-name="ce37" office:value-type="float" office:value="-0.04988482" calcext:value-type="float">
            <text:p>-0.05</text:p>
          </table:table-cell>
          <table:table-cell table:style-name="ce94" office:value-type="float" office:value="-0.03477399" calcext:value-type="float">
            <text:p>-0.03</text:p>
          </table:table-cell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Exhibit A DIM16 to ALS14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08" calcext:value-type="float">
            <text:p>0.01</text:p>
          </table:table-cell>
          <table:table-cell table:style-name="ce33" office:value-type="float" office:value="-8.40191819" calcext:value-type="float">
            <text:p>-8.40</text:p>
          </table:table-cell>
          <table:table-cell table:style-name="ce47" office:value-type="float" office:value="0" calcext:value-type="float">
            <text:p>0.00</text:p>
          </table:table-cell>
          <table:table-cell table:style-name="ce53" office:value-type="float" office:value="-0.15" calcext:value-type="float">
            <text:p>-0.15</text:p>
          </table:table-cell>
          <table:table-cell table:style-name="ce59" office:value-type="float" office:value="0" calcext:value-type="float">
            <text:p>0.00</text:p>
          </table:table-cell>
          <table:table-cell table:style-name="ce64" office:value-type="float" office:value="-0.35" calcext:value-type="float">
            <text:p>-0.35</text:p>
          </table:table-cell>
          <table:table-cell table:style-name="ce75" office:value-type="float" office:value="-8.05164635" calcext:value-type="float">
            <text:p>-8.05</text:p>
          </table:table-cell>
          <table:table-cell table:style-name="ce75" office:value-type="float" office:value="-8.41166566" calcext:value-type="float">
            <text:p>-8.41</text:p>
          </table:table-cell>
          <table:table-cell table:style-name="ce75" office:value-type="float" office:value="-0.31637316" calcext:value-type="float">
            <text:p>-0.32</text:p>
          </table:table-cell>
          <table:table-cell table:style-name="ce33" office:value-type="float" office:value="-0.02035614" calcext:value-type="float">
            <text:p>-0.02</text:p>
          </table:table-cell>
          <table:table-cell table:style-name="ce90" office:value-type="float" office:value="-0.0262212" calcext:value-type="float">
            <text:p>-0.03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57" calcext:value-type="float">
            <text:p>-0.06</text:p>
          </table:table-cell>
          <table:table-cell office:value-type="float" office:value="0.94805328" calcext:value-type="float">
            <text:p>0.95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35" calcext:value-type="float">
            <text:p>0.35</text:p>
          </table:table-cell>
          <table:table-cell office:value-type="float" office:value="0.60550917" calcext:value-type="float">
            <text:p>0.61</text:p>
          </table:table-cell>
          <table:table-cell office:value-type="float" office:value="0.83617904" calcext:value-type="float">
            <text:p>0.84</text:p>
          </table:table-cell>
          <table:table-cell office:value-type="float" office:value="0.2878257" calcext:value-type="float">
            <text:p>0.29</text:p>
          </table:table-cell>
          <table:table-cell office:value-type="float" office:value="0.00444454" calcext:value-type="float">
            <text:p>0.00</text:p>
          </table:table-cell>
          <table:table-cell office:value-type="float" office:value="-0.00667712" calcext:value-type="float">
            <text:p>-0.01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82" calcext:value-type="float">
            <text:p>0.08</text:p>
          </table:table-cell>
          <table:table-cell office:value-type="float" office:value="-0.61518517" calcext:value-type="float">
            <text:p>-0.62</text:p>
          </table:table-cell>
          <table:table-cell office:value-type="float" office:value="0" calcext:value-type="float">
            <text:p>0.00</text:p>
          </table:table-cell>
          <table:table-cell office:value-type="float" office:value="-0.3" calcext:value-type="float">
            <text:p>-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61534436" calcext:value-type="float">
            <text:p>-0.62</text:p>
          </table:table-cell>
          <table:table-cell office:value-type="float" office:value="-0.61351697" calcext:value-type="float">
            <text:p>-0.61</text:p>
          </table:table-cell>
          <table:table-cell office:value-type="float" office:value="-0.03035258" calcext:value-type="float">
            <text:p>-0.03</text:p>
          </table:table-cell>
          <table:table-cell office:value-type="float" office:value="-0.02831943" calcext:value-type="float">
            <text:p>-0.03</text:p>
          </table:table-cell>
          <table:table-cell office:value-type="float" office:value="-0.02827509" calcext:value-type="float">
            <text:p>-0.03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Exhibit A ALS16 to ALS14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-0.02" calcext:value-type="float">
            <text:p>-0.02</text:p>
          </table:table-cell>
          <table:table-cell table:style-name="ce35" office:value-type="float" office:value="-8.10503043" calcext:value-type="float">
            <text:p>-8.11</text:p>
          </table:table-cell>
          <table:table-cell table:style-name="ce49" office:value-type="float" office:value="0" calcext:value-type="float">
            <text:p>0.00</text:p>
          </table:table-cell>
          <table:table-cell table:style-name="ce55" office:value-type="float" office:value="0" calcext:value-type="float">
            <text:p>0.00</text:p>
          </table:table-cell>
          <table:table-cell table:style-name="ce61" office:value-type="float" office:value="0" calcext:value-type="float">
            <text:p>0.00</text:p>
          </table:table-cell>
          <table:table-cell table:style-name="ce66" office:value-type="float" office:value="0" calcext:value-type="float">
            <text:p>0.00</text:p>
          </table:table-cell>
          <table:table-cell table:number-columns-repeated="2" table:style-name="ce77" office:value-type="float" office:value="-8.10503043" calcext:value-type="float">
            <text:p>-8.11</text:p>
          </table:table-cell>
          <table:table-cell table:style-name="ce77" office:value-type="float" office:value="-0.03745773" calcext:value-type="float">
            <text:p>-0.04</text:p>
          </table:table-cell>
          <table:table-cell table:style-name="ce35" office:value-type="float" office:value="-0.03751433" calcext:value-type="float">
            <text:p>-0.04</text:p>
          </table:table-cell>
          <table:table-cell table:style-name="ce92" office:value-type="float" office:value="-0.04470742" calcext:value-type="float">
            <text:p>-0.04</text:p>
          </table:table-cell>
          <table:table-cell/>
          <table:table-cell table:style-name="ce10"/>
          <table:table-cell table:number-columns-repeated="17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56" calcext:value-type="float">
            <text:p>-0.06</text:p>
          </table:table-cell>
          <table:table-cell table:style-name="ce36" office:value-type="float" office:value="2.16906141" calcext:value-type="float">
            <text:p>2.17</text:p>
          </table:table-cell>
          <table:table-cell table:style-name="ce50" office:value-type="float" office:value="-0.15" calcext:value-type="float">
            <text:p>-0.15</text:p>
          </table:table-cell>
          <table:table-cell table:style-name="ce56" office:value-type="float" office:value="0" calcext:value-type="float">
            <text:p>0.00</text:p>
          </table:table-cell>
          <table:table-cell table:style-name="ce62" office:value-type="float" office:value="-0.3" calcext:value-type="float">
            <text:p>-0.30</text:p>
          </table:table-cell>
          <table:table-cell table:style-name="ce67" office:value-type="float" office:value="-0.25" calcext:value-type="float">
            <text:p>-0.25</text:p>
          </table:table-cell>
          <table:table-cell table:style-name="ce78" office:value-type="float" office:value="2.41906141" calcext:value-type="float">
            <text:p>2.42</text:p>
          </table:table-cell>
          <table:table-cell table:style-name="ce78" office:value-type="float" office:value="2.16906141" calcext:value-type="float">
            <text:p>2.17</text:p>
          </table:table-cell>
          <table:table-cell table:style-name="ce78" office:value-type="float" office:value="-0.22221147" calcext:value-type="float">
            <text:p>-0.22</text:p>
          </table:table-cell>
          <table:table-cell table:style-name="ce36" office:value-type="float" office:value="-0.17601639" calcext:value-type="float">
            <text:p>-0.18</text:p>
          </table:table-cell>
          <table:table-cell table:style-name="ce93" office:value-type="float" office:value="-0.10738535" calcext:value-type="float">
            <text:p>-0.11</text:p>
          </table:table-cell>
          <table:table-cell/>
          <table:table-cell table:style-name="ce10"/>
          <table:table-cell table:number-columns-repeated="17"/>
        </table:table-row>
        <table:table-row table:style-name="ro3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0.052" calcext:value-type="float">
            <text:p>0.05</text:p>
          </table:table-cell>
          <table:table-cell table:style-name="ce37" office:value-type="float" office:value="-0.30634184" calcext:value-type="float">
            <text:p>-0.31</text:p>
          </table:table-cell>
          <table:table-cell table:style-name="ce51" office:value-type="float" office:value="0" calcext:value-type="float">
            <text:p>0.00</text:p>
          </table:table-cell>
          <table:table-cell table:style-name="ce57" office:value-type="float" office:value="0" calcext:value-type="float">
            <text:p>0.00</text:p>
          </table:table-cell>
          <table:table-cell table:style-name="ce63" office:value-type="float" office:value="0" calcext:value-type="float">
            <text:p>0.00</text:p>
          </table:table-cell>
          <table:table-cell table:style-name="ce68" office:value-type="float" office:value="0" calcext:value-type="float">
            <text:p>0.00</text:p>
          </table:table-cell>
          <table:table-cell table:number-columns-repeated="2" table:style-name="ce79" office:value-type="float" office:value="-0.30634184" calcext:value-type="float">
            <text:p>-0.31</text:p>
          </table:table-cell>
          <table:table-cell table:style-name="ce79" office:value-type="float" office:value="0.00367258" calcext:value-type="float">
            <text:p>0.00</text:p>
          </table:table-cell>
          <table:table-cell table:style-name="ce37" office:value-type="float" office:value="0.00353459" calcext:value-type="float">
            <text:p>0.00</text:p>
          </table:table-cell>
          <table:table-cell table:style-name="ce94" office:value-type="float" office:value="0.00351062" calcext:value-type="float">
            <text:p>0.00</text:p>
          </table:table-cell>
          <table:table-cell table:style-name="ce10" table:number-columns-repeated="3"/>
          <table:table-cell table:number-columns-repeated="16"/>
        </table:table-row>
        <table:table-row table:style-name="ro3">
          <table:table-cell/>
          <table:table-cell table:style-name="ce6"/>
          <table:table-cell table:style-name="ce10"/>
          <table:table-cell table:style-name="ce24"/>
          <table:table-cell table:style-name="ce38" table:number-columns-repeated="2"/>
          <table:table-cell table:style-name="ce24"/>
          <table:table-cell table:style-name="ce38"/>
          <table:table-cell table:style-name="ce24" table:number-columns-repeated="2"/>
          <table:table-cell table:style-name="ce38"/>
          <table:table-cell table:style-name="ce24" table:number-columns-repeated="2"/>
          <table:table-cell table:style-name="ce38"/>
          <table:table-cell table:style-name="ce10" table:number-columns-repeated="3"/>
          <table:table-cell table:number-columns-repeated="16"/>
        </table:table-row>
        <table:table-row table:style-name="ro4">
          <table:table-cell/>
          <table:table-cell table:style-name="ce7" office:value-type="string" calcext:value-type="string">
            <text:p>Mean X-Y</text:p>
          </table:table-cell>
          <table:table-cell table:style-name="ce10"/>
          <table:table-cell table:style-name="ce25"/>
          <table:table-cell table:style-name="ce39" table:formula="of:=100*AVERAGE(ABS([.E4]-[.$D4]);ABS([.E5]-[.$D5]);ABS([.E7]-[.$D7]);ABS([.E8]-[.$D8]);ABS([.E10]-[.$D10]);ABS([.E11]-[.$D11]);ABS([.E13]-[.$D13]);ABS([.E14]-[.$D14]);ABS([.E16]-[.$D16]);ABS([.E17]-[.$D17]);ABS([.E19]-[.$D19]);ABS([.E20]-[.$D20]);ABS([.E22]-[.$D22]);ABS([.E23]-[.$D23]);ABS([.E25]-[.$D25]);ABS([.E26]-[.$D26]);ABS([.E28]-[.$D28]);ABS([.E29]-[.$D29]);ABS([.E31]-[.$D31]);ABS([.E32]-[.$D32]);ABS([.E34]-[.$D34]);ABS([.E35]-[.$D35]);ABS([.E37]-[.$D37]);ABS([.E38]-[.$D38]);ABS([.E40]-[.$D40]);ABS([.E41]-[.$D41]);ABS([.E43]-[.$D43]);ABS([.E44]-[.$D44]);ABS([.E46]-[.$D46]);ABS([.E47]-[.$D47]);ABS([.E49]-[.$D49]);ABS([.E50]-[.$D50]))" office:value-type="float" office:value="89.0554052652406" calcext:value-type="float">
            <text:p>89.06</text:p>
          </table:table-cell>
          <table:table-cell table:style-name="ce39" table:formula="of:=100*AVERAGE(ABS([.F4]-[.$D4]);ABS([.F5]-[.$D5]);ABS([.F7]-[.$D7]);ABS([.F8]-[.$D8]);ABS([.F10]-[.$D10]);ABS([.F11]-[.$D11]);ABS([.F13]-[.$D13]);ABS([.F14]-[.$D14]);ABS([.F16]-[.$D16]);ABS([.F17]-[.$D17]);ABS([.F19]-[.$D19]);ABS([.F20]-[.$D20]);ABS([.F22]-[.$D22]);ABS([.F23]-[.$D23]);ABS([.F25]-[.$D25]);ABS([.F26]-[.$D26]);ABS([.F28]-[.$D28]);ABS([.F29]-[.$D29]);ABS([.F31]-[.$D31]);ABS([.F32]-[.$D32]);ABS([.F34]-[.$D34]);ABS([.F35]-[.$D35]);ABS([.F37]-[.$D37]);ABS([.F38]-[.$D38]);ABS([.F40]-[.$D40]);ABS([.F41]-[.$D41]);ABS([.F43]-[.$D43]);ABS([.F44]-[.$D44]);ABS([.F46]-[.$D46]);ABS([.F47]-[.$D47]);ABS([.F49]-[.$D49]);ABS([.F50]-[.$D50]))" office:value-type="float" office:value="7.92319843605937" calcext:value-type="float">
            <text:p>7.92</text:p>
          </table:table-cell>
          <table:table-cell table:style-name="ce19" table:formula="of:=100*AVERAGE(ABS([.G4]-[.$D4]);ABS([.G5]-[.$D5]);ABS([.G7]-[.$D7]);ABS([.G8]-[.$D8]);ABS([.G10]-[.$D10]);ABS([.G11]-[.$D11]);ABS([.G13]-[.$D13]);ABS([.G14]-[.$D14]);ABS([.G16]-[.$D16]);ABS([.G17]-[.$D17]);ABS([.G19]-[.$D19]);ABS([.G20]-[.$D20]);ABS([.G22]-[.$D22]);ABS([.G23]-[.$D23]);ABS([.G25]-[.$D25]);ABS([.G26]-[.$D26]);ABS([.G28]-[.$D28]);ABS([.G29]-[.$D29]);ABS([.G31]-[.$D31]);ABS([.G32]-[.$D32]);ABS([.G34]-[.$D34]);ABS([.G35]-[.$D35]);ABS([.G37]-[.$D37]);ABS([.G38]-[.$D38]);ABS([.G40]-[.$D40]);ABS([.G41]-[.$D41]);ABS([.G43]-[.$D43]);ABS([.G44]-[.$D44]);ABS([.G46]-[.$D46]);ABS([.G47]-[.$D47]);ABS([.G49]-[.$D49]);ABS([.G50]-[.$D50]))" office:value-type="float" office:value="25.2913185460031" calcext:value-type="float">
            <text:p>25.29</text:p>
          </table:table-cell>
          <table:table-cell table:style-name="ce39" table:formula="of:=100*AVERAGE(ABS([.H4]-[.$D4]);ABS([.H5]-[.$D5]);ABS([.H7]-[.$D7]);ABS([.H8]-[.$D8]);ABS([.H10]-[.$D10]);ABS([.H11]-[.$D11]);ABS([.H13]-[.$D13]);ABS([.H14]-[.$D14]);ABS([.H16]-[.$D16]);ABS([.H17]-[.$D17]);ABS([.H19]-[.$D19]);ABS([.H20]-[.$D20]);ABS([.H22]-[.$D22]);ABS([.H23]-[.$D23]);ABS([.H25]-[.$D25]);ABS([.H26]-[.$D26]);ABS([.H28]-[.$D28]);ABS([.H29]-[.$D29]);ABS([.H31]-[.$D31]);ABS([.H32]-[.$D32]);ABS([.H34]-[.$D34]);ABS([.H35]-[.$D35]);ABS([.H37]-[.$D37]);ABS([.H38]-[.$D38]);ABS([.H40]-[.$D40]);ABS([.H41]-[.$D41]);ABS([.H43]-[.$D43]);ABS([.H44]-[.$D44]);ABS([.H46]-[.$D46]);ABS([.H47]-[.$D47]);ABS([.H49]-[.$D49]);ABS([.H50]-[.$D50]))" office:value-type="float" office:value="8.96598259382813" calcext:value-type="float">
            <text:p>8.97</text:p>
          </table:table-cell>
          <table:table-cell table:style-name="ce19" table:formula="of:=100*AVERAGE(ABS([.I4]-[.$D4]);ABS([.I5]-[.$D5]);ABS([.I7]-[.$D7]);ABS([.I8]-[.$D8]);ABS([.I10]-[.$D10]);ABS([.I11]-[.$D11]);ABS([.I13]-[.$D13]);ABS([.I14]-[.$D14]);ABS([.I16]-[.$D16]);ABS([.I17]-[.$D17]);ABS([.I19]-[.$D19]);ABS([.I20]-[.$D20]);ABS([.I22]-[.$D22]);ABS([.I23]-[.$D23]);ABS([.I25]-[.$D25]);ABS([.I26]-[.$D26]);ABS([.I28]-[.$D28]);ABS([.I29]-[.$D29]);ABS([.I31]-[.$D31]);ABS([.I32]-[.$D32]);ABS([.I34]-[.$D34]);ABS([.I35]-[.$D35]);ABS([.I37]-[.$D37]);ABS([.I38]-[.$D38]);ABS([.I40]-[.$D40]);ABS([.I41]-[.$D41]);ABS([.I43]-[.$D43]);ABS([.I44]-[.$D44]);ABS([.I46]-[.$D46]);ABS([.I47]-[.$D47]);ABS([.I49]-[.$D49]);ABS([.I50]-[.$D50]))" office:value-type="float" office:value="17.8260307652406" calcext:value-type="float">
            <text:p>17.83</text:p>
          </table:table-cell>
          <table:table-cell table:style-name="ce19" table:formula="of:=100*AVERAGE(ABS([.J4]-[.$D4]);ABS([.J5]-[.$D5]);ABS([.J7]-[.$D7]);ABS([.J8]-[.$D8]);ABS([.J10]-[.$D10]);ABS([.J11]-[.$D11]);ABS([.J13]-[.$D13]);ABS([.J14]-[.$D14]);ABS([.J16]-[.$D16]);ABS([.J17]-[.$D17]);ABS([.J19]-[.$D19]);ABS([.J20]-[.$D20]);ABS([.J22]-[.$D22]);ABS([.J23]-[.$D23]);ABS([.J25]-[.$D25]);ABS([.J26]-[.$D26]);ABS([.J28]-[.$D28]);ABS([.J29]-[.$D29]);ABS([.J31]-[.$D31]);ABS([.J32]-[.$D32]);ABS([.J34]-[.$D34]);ABS([.J35]-[.$D35]);ABS([.J37]-[.$D37]);ABS([.J38]-[.$D38]);ABS([.J40]-[.$D40]);ABS([.J41]-[.$D41]);ABS([.J43]-[.$D43]);ABS([.J44]-[.$D44]);ABS([.J46]-[.$D46]);ABS([.J47]-[.$D47]);ABS([.J49]-[.$D49]);ABS([.J50]-[.$D50]))" office:value-type="float" office:value="89.6576331548094" calcext:value-type="float">
            <text:p>89.66</text:p>
          </table:table-cell>
          <table:table-cell table:style-name="ce19" table:formula="of:=100*AVERAGE(ABS([.K4]-[.$D4]);ABS([.K5]-[.$D5]);ABS([.K7]-[.$D7]);ABS([.K8]-[.$D8]);ABS([.K10]-[.$D10]);ABS([.K11]-[.$D11]);ABS([.K13]-[.$D13]);ABS([.K14]-[.$D14]);ABS([.K16]-[.$D16]);ABS([.K17]-[.$D17]);ABS([.K19]-[.$D19]);ABS([.K20]-[.$D20]);ABS([.K22]-[.$D22]);ABS([.K23]-[.$D23]);ABS([.K25]-[.$D25]);ABS([.K26]-[.$D26]);ABS([.K28]-[.$D28]);ABS([.K29]-[.$D29]);ABS([.K31]-[.$D31]);ABS([.K32]-[.$D32]);ABS([.K34]-[.$D34]);ABS([.K35]-[.$D35]);ABS([.K37]-[.$D37]);ABS([.K38]-[.$D38]);ABS([.K40]-[.$D40]);ABS([.K41]-[.$D41]);ABS([.K43]-[.$D43]);ABS([.K44]-[.$D44]);ABS([.K46]-[.$D46]);ABS([.K47]-[.$D47]);ABS([.K49]-[.$D49]);ABS([.K50]-[.$D50]))" office:value-type="float" office:value="89.0297437027406" calcext:value-type="float">
            <text:p>89.03</text:p>
          </table:table-cell>
          <table:table-cell table:style-name="ce19" table:formula="of:=100*AVERAGE(ABS([.L4]-[.$D4]);ABS([.L5]-[.$D5]);ABS([.L7]-[.$D7]);ABS([.L8]-[.$D8]);ABS([.L10]-[.$D10]);ABS([.L11]-[.$D11]);ABS([.L13]-[.$D13]);ABS([.L14]-[.$D14]);ABS([.L16]-[.$D16]);ABS([.L17]-[.$D17]);ABS([.L19]-[.$D19]);ABS([.L20]-[.$D20]);ABS([.L22]-[.$D22]);ABS([.L23]-[.$D23]);ABS([.L25]-[.$D25]);ABS([.L26]-[.$D26]);ABS([.L28]-[.$D28]);ABS([.L29]-[.$D29]);ABS([.L31]-[.$D31]);ABS([.L32]-[.$D32]);ABS([.L34]-[.$D34]);ABS([.L35]-[.$D35]);ABS([.L37]-[.$D37]);ABS([.L38]-[.$D38]);ABS([.L40]-[.$D40]);ABS([.L41]-[.$D41]);ABS([.L43]-[.$D43]);ABS([.L44]-[.$D44]);ABS([.L46]-[.$D46]);ABS([.L47]-[.$D47]);ABS([.L49]-[.$D49]);ABS([.L50]-[.$D50]))" office:value-type="float" office:value="16.2829054527406" calcext:value-type="float">
            <text:p>16.28</text:p>
          </table:table-cell>
          <table:table-cell table:style-name="ce82" table:formula="of:=100*AVERAGE(ABS([.M4]-[.$D4]);ABS([.M5]-[.$D5]);ABS([.M7]-[.$D7]);ABS([.M8]-[.$D8]);ABS([.M10]-[.$D10]);ABS([.M11]-[.$D11]);ABS([.M13]-[.$D13]);ABS([.M14]-[.$D14]);ABS([.M16]-[.$D16]);ABS([.M17]-[.$D17]);ABS([.M19]-[.$D19]);ABS([.M20]-[.$D20]);ABS([.M22]-[.$D22]);ABS([.M23]-[.$D23]);ABS([.M25]-[.$D25]);ABS([.M26]-[.$D26]);ABS([.M28]-[.$D28]);ABS([.M29]-[.$D29]);ABS([.M31]-[.$D31]);ABS([.M32]-[.$D32]);ABS([.M34]-[.$D34]);ABS([.M35]-[.$D35]);ABS([.M37]-[.$D37]);ABS([.M38]-[.$D38]);ABS([.M40]-[.$D40]);ABS([.M41]-[.$D41]);ABS([.M43]-[.$D43]);ABS([.M44]-[.$D44]);ABS([.M46]-[.$D46]);ABS([.M47]-[.$D47]);ABS([.M49]-[.$D49]);ABS([.M50]-[.$D50]))" office:value-type="float" office:value="9.22647106105938" calcext:value-type="float">
            <text:p>9.23</text:p>
          </table:table-cell>
          <table:table-cell table:style-name="ce39" table:formula="of:=100*AVERAGE(ABS([.N4]-[.$D4]);ABS([.N5]-[.$D5]);ABS([.N7]-[.$D7]);ABS([.N8]-[.$D8]);ABS([.N10]-[.$D10]);ABS([.N11]-[.$D11]);ABS([.N13]-[.$D13]);ABS([.N14]-[.$D14]);ABS([.N16]-[.$D16]);ABS([.N17]-[.$D17]);ABS([.N19]-[.$D19]);ABS([.N20]-[.$D20]);ABS([.N22]-[.$D22]);ABS([.N23]-[.$D23]);ABS([.N25]-[.$D25]);ABS([.N26]-[.$D26]);ABS([.N28]-[.$D28]);ABS([.N29]-[.$D29]);ABS([.N31]-[.$D31]);ABS([.N32]-[.$D32]);ABS([.N34]-[.$D34]);ABS([.N35]-[.$D35]);ABS([.N37]-[.$D37]);ABS([.N38]-[.$D38]);ABS([.N40]-[.$D40]);ABS([.N41]-[.$D41]);ABS([.N43]-[.$D43]);ABS([.N44]-[.$D44]);ABS([.N46]-[.$D46]);ABS([.N47]-[.$D47]);ABS([.N49]-[.$D49]);ABS([.N50]-[.$D50]))" office:value-type="float" office:value="3.85400384230938" calcext:value-type="float">
            <text:p>3.85</text:p>
          </table:table-cell>
          <table:table-cell table:style-name="ce10"/>
          <table:table-cell/>
          <table:table-cell table:style-name="ce10" table:number-columns-repeated="17"/>
        </table:table-row>
        <table:table-row table:style-name="ro4">
          <table:table-cell/>
          <table:table-cell table:style-name="ce7" office:value-type="string" calcext:value-type="string">
            <text:p>Standard Deviation X-Y</text:p>
          </table:table-cell>
          <table:table-cell table:style-name="ce10"/>
          <table:table-cell table:style-name="ce25"/>
          <table:table-cell table:style-name="ce40" table:formula="of:=100*STDEV(ABS([.E4]-[.$D4]);ABS([.E5]-[.$D5]);ABS([.E7]-[.$D7]);ABS([.E8]-[.$D8]);ABS([.E10]-[.$D10]);ABS([.E11]-[.$D11]);ABS([.E13]-[.$D13]);ABS([.E14]-[.$D14]);ABS([.E16]-[.$D16]);ABS([.E17]-[.$D17]);ABS([.E19]-[.$D19]);ABS([.E20]-[.$D20]);ABS([.E22]-[.$D22]);ABS([.E23]-[.$D23]);ABS([.E25]-[.$D25]);ABS([.E26]-[.$D26]);ABS([.E28]-[.$D28]);ABS([.E29]-[.$D29]);ABS([.E31]-[.$D31]);ABS([.E32]-[.$D32]);ABS([.E34]-[.$D34]);ABS([.E35]-[.$D35]);ABS([.E37]-[.$D37]);ABS([.E38]-[.$D38]);ABS([.E40]-[.$D40]);ABS([.E41]-[.$D41]);ABS([.E43]-[.$D43]);ABS([.E44]-[.$D44]);ABS([.E46]-[.$D46]);ABS([.E47]-[.$D47]);ABS([.E49]-[.$D49]);ABS([.E50]-[.$D50]))" office:value-type="float" office:value="201.92260032364" calcext:value-type="float">
            <text:p>201.92</text:p>
          </table:table-cell>
          <table:table-cell table:style-name="ce40" table:formula="of:=100*STDEV(ABS([.F4]-[.$D4]);ABS([.F5]-[.$D5]);ABS([.F7]-[.$D7]);ABS([.F8]-[.$D8]);ABS([.F10]-[.$D10]);ABS([.F11]-[.$D11]);ABS([.F13]-[.$D13]);ABS([.F14]-[.$D14]);ABS([.F16]-[.$D16]);ABS([.F17]-[.$D17]);ABS([.F19]-[.$D19]);ABS([.F20]-[.$D20]);ABS([.F22]-[.$D22]);ABS([.F23]-[.$D23]);ABS([.F25]-[.$D25]);ABS([.F26]-[.$D26]);ABS([.F28]-[.$D28]);ABS([.F29]-[.$D29]);ABS([.F31]-[.$D31]);ABS([.F32]-[.$D32]);ABS([.F34]-[.$D34]);ABS([.F35]-[.$D35]);ABS([.F37]-[.$D37]);ABS([.F38]-[.$D38]);ABS([.F40]-[.$D40]);ABS([.F41]-[.$D41]);ABS([.F43]-[.$D43]);ABS([.F44]-[.$D44]);ABS([.F46]-[.$D46]);ABS([.F47]-[.$D47]);ABS([.F49]-[.$D49]);ABS([.F50]-[.$D50]))" office:value-type="float" office:value="7.0317670415723" calcext:value-type="float">
            <text:p>7.03</text:p>
          </table:table-cell>
          <table:table-cell table:style-name="ce58" table:formula="of:=100*STDEV(ABS([.G4]-[.$D4]);ABS([.G5]-[.$D5]);ABS([.G7]-[.$D7]);ABS([.G8]-[.$D8]);ABS([.G10]-[.$D10]);ABS([.G11]-[.$D11]);ABS([.G13]-[.$D13]);ABS([.G14]-[.$D14]);ABS([.G16]-[.$D16]);ABS([.G17]-[.$D17]);ABS([.G19]-[.$D19]);ABS([.G20]-[.$D20]);ABS([.G22]-[.$D22]);ABS([.G23]-[.$D23]);ABS([.G25]-[.$D25]);ABS([.G26]-[.$D26]);ABS([.G28]-[.$D28]);ABS([.G29]-[.$D29]);ABS([.G31]-[.$D31]);ABS([.G32]-[.$D32]);ABS([.G34]-[.$D34]);ABS([.G35]-[.$D35]);ABS([.G37]-[.$D37]);ABS([.G38]-[.$D38]);ABS([.G40]-[.$D40]);ABS([.G41]-[.$D41]);ABS([.G43]-[.$D43]);ABS([.G44]-[.$D44]);ABS([.G46]-[.$D46]);ABS([.G47]-[.$D47]);ABS([.G49]-[.$D49]);ABS([.G50]-[.$D50]))" office:value-type="float" office:value="27.4453899343334" calcext:value-type="float">
            <text:p>27.45</text:p>
          </table:table-cell>
          <table:table-cell table:style-name="ce40" table:formula="of:=100*STDEV(ABS([.H4]-[.$D4]);ABS([.H5]-[.$D5]);ABS([.H7]-[.$D7]);ABS([.H8]-[.$D8]);ABS([.H10]-[.$D10]);ABS([.H11]-[.$D11]);ABS([.H13]-[.$D13]);ABS([.H14]-[.$D14]);ABS([.H16]-[.$D16]);ABS([.H17]-[.$D17]);ABS([.H19]-[.$D19]);ABS([.H20]-[.$D20]);ABS([.H22]-[.$D22]);ABS([.H23]-[.$D23]);ABS([.H25]-[.$D25]);ABS([.H26]-[.$D26]);ABS([.H28]-[.$D28]);ABS([.H29]-[.$D29]);ABS([.H31]-[.$D31]);ABS([.H32]-[.$D32]);ABS([.H34]-[.$D34]);ABS([.H35]-[.$D35]);ABS([.H37]-[.$D37]);ABS([.H38]-[.$D38]);ABS([.H40]-[.$D40]);ABS([.H41]-[.$D41]);ABS([.H43]-[.$D43]);ABS([.H44]-[.$D44]);ABS([.H46]-[.$D46]);ABS([.H47]-[.$D47]);ABS([.H49]-[.$D49]);ABS([.H50]-[.$D50]))" office:value-type="float" office:value="8.85870798480822" calcext:value-type="float">
            <text:p>8.86</text:p>
          </table:table-cell>
          <table:table-cell table:style-name="ce58" table:formula="of:=100*STDEV(ABS([.I4]-[.$D4]);ABS([.I5]-[.$D5]);ABS([.I7]-[.$D7]);ABS([.I8]-[.$D8]);ABS([.I10]-[.$D10]);ABS([.I11]-[.$D11]);ABS([.I13]-[.$D13]);ABS([.I14]-[.$D14]);ABS([.I16]-[.$D16]);ABS([.I17]-[.$D17]);ABS([.I19]-[.$D19]);ABS([.I20]-[.$D20]);ABS([.I22]-[.$D22]);ABS([.I23]-[.$D23]);ABS([.I25]-[.$D25]);ABS([.I26]-[.$D26]);ABS([.I28]-[.$D28]);ABS([.I29]-[.$D29]);ABS([.I31]-[.$D31]);ABS([.I32]-[.$D32]);ABS([.I34]-[.$D34]);ABS([.I35]-[.$D35]);ABS([.I37]-[.$D37]);ABS([.I38]-[.$D38]);ABS([.I40]-[.$D40]);ABS([.I41]-[.$D41]);ABS([.I43]-[.$D43]);ABS([.I44]-[.$D44]);ABS([.I46]-[.$D46]);ABS([.I47]-[.$D47]);ABS([.I49]-[.$D49]);ABS([.I50]-[.$D50]))" office:value-type="float" office:value="12.9209719685242" calcext:value-type="float">
            <text:p>12.92</text:p>
          </table:table-cell>
          <table:table-cell table:style-name="ce58" table:formula="of:=100*STDEV(ABS([.J4]-[.$D4]);ABS([.J5]-[.$D5]);ABS([.J7]-[.$D7]);ABS([.J8]-[.$D8]);ABS([.J10]-[.$D10]);ABS([.J11]-[.$D11]);ABS([.J13]-[.$D13]);ABS([.J14]-[.$D14]);ABS([.J16]-[.$D16]);ABS([.J17]-[.$D17]);ABS([.J19]-[.$D19]);ABS([.J20]-[.$D20]);ABS([.J22]-[.$D22]);ABS([.J23]-[.$D23]);ABS([.J25]-[.$D25]);ABS([.J26]-[.$D26]);ABS([.J28]-[.$D28]);ABS([.J29]-[.$D29]);ABS([.J31]-[.$D31]);ABS([.J32]-[.$D32]);ABS([.J34]-[.$D34]);ABS([.J35]-[.$D35]);ABS([.J37]-[.$D37]);ABS([.J38]-[.$D38]);ABS([.J40]-[.$D40]);ABS([.J41]-[.$D41]);ABS([.J43]-[.$D43]);ABS([.J44]-[.$D44]);ABS([.J46]-[.$D46]);ABS([.J47]-[.$D47]);ABS([.J49]-[.$D49]);ABS([.J50]-[.$D50]))" office:value-type="float" office:value="197.063844683519" calcext:value-type="float">
            <text:p>197.06</text:p>
          </table:table-cell>
          <table:table-cell table:style-name="ce58" table:formula="of:=100*STDEV(ABS([.K4]-[.$D4]);ABS([.K5]-[.$D5]);ABS([.K7]-[.$D7]);ABS([.K8]-[.$D8]);ABS([.K10]-[.$D10]);ABS([.K11]-[.$D11]);ABS([.K13]-[.$D13]);ABS([.K14]-[.$D14]);ABS([.K16]-[.$D16]);ABS([.K17]-[.$D17]);ABS([.K19]-[.$D19]);ABS([.K20]-[.$D20]);ABS([.K22]-[.$D22]);ABS([.K23]-[.$D23]);ABS([.K25]-[.$D25]);ABS([.K26]-[.$D26]);ABS([.K28]-[.$D28]);ABS([.K29]-[.$D29]);ABS([.K31]-[.$D31]);ABS([.K32]-[.$D32]);ABS([.K34]-[.$D34]);ABS([.K35]-[.$D35]);ABS([.K37]-[.$D37]);ABS([.K38]-[.$D38]);ABS([.K40]-[.$D40]);ABS([.K41]-[.$D41]);ABS([.K43]-[.$D43]);ABS([.K44]-[.$D44]);ABS([.K46]-[.$D46]);ABS([.K47]-[.$D47]);ABS([.K49]-[.$D49]);ABS([.K50]-[.$D50]))" office:value-type="float" office:value="201.926536270884" calcext:value-type="float">
            <text:p>201.93</text:p>
          </table:table-cell>
          <table:table-cell table:style-name="ce58" table:formula="of:=100*STDEV(ABS([.L4]-[.$D4]);ABS([.L5]-[.$D5]);ABS([.L7]-[.$D7]);ABS([.L8]-[.$D8]);ABS([.L10]-[.$D10]);ABS([.L11]-[.$D11]);ABS([.L13]-[.$D13]);ABS([.L14]-[.$D14]);ABS([.L16]-[.$D16]);ABS([.L17]-[.$D17]);ABS([.L19]-[.$D19]);ABS([.L20]-[.$D20]);ABS([.L22]-[.$D22]);ABS([.L23]-[.$D23]);ABS([.L25]-[.$D25]);ABS([.L26]-[.$D26]);ABS([.L28]-[.$D28]);ABS([.L29]-[.$D29]);ABS([.L31]-[.$D31]);ABS([.L32]-[.$D32]);ABS([.L34]-[.$D34]);ABS([.L35]-[.$D35]);ABS([.L37]-[.$D37]);ABS([.L38]-[.$D38]);ABS([.L40]-[.$D40]);ABS([.L41]-[.$D41]);ABS([.L43]-[.$D43]);ABS([.L44]-[.$D44]);ABS([.L46]-[.$D46]);ABS([.L47]-[.$D47]);ABS([.L49]-[.$D49]);ABS([.L50]-[.$D50]))" office:value-type="float" office:value="12.0250298469263" calcext:value-type="float">
            <text:p>12.03</text:p>
          </table:table-cell>
          <table:table-cell table:style-name="ce83" table:formula="of:=100*STDEV(ABS([.M4]-[.$D4]);ABS([.M5]-[.$D5]);ABS([.M7]-[.$D7]);ABS([.M8]-[.$D8]);ABS([.M10]-[.$D10]);ABS([.M11]-[.$D11]);ABS([.M13]-[.$D13]);ABS([.M14]-[.$D14]);ABS([.M16]-[.$D16]);ABS([.M17]-[.$D17]);ABS([.M19]-[.$D19]);ABS([.M20]-[.$D20]);ABS([.M22]-[.$D22]);ABS([.M23]-[.$D23]);ABS([.M25]-[.$D25]);ABS([.M26]-[.$D26]);ABS([.M28]-[.$D28]);ABS([.M29]-[.$D29]);ABS([.M31]-[.$D31]);ABS([.M32]-[.$D32]);ABS([.M34]-[.$D34]);ABS([.M35]-[.$D35]);ABS([.M37]-[.$D37]);ABS([.M38]-[.$D38]);ABS([.M40]-[.$D40]);ABS([.M41]-[.$D41]);ABS([.M43]-[.$D43]);ABS([.M44]-[.$D44]);ABS([.M46]-[.$D46]);ABS([.M47]-[.$D47]);ABS([.M49]-[.$D49]);ABS([.M50]-[.$D50]))" office:value-type="float" office:value="7.40350354497496" calcext:value-type="float">
            <text:p>7.40</text:p>
          </table:table-cell>
          <table:table-cell table:style-name="ce40" table:formula="of:=100*STDEV(ABS([.N4]-[.$D4]);ABS([.N5]-[.$D5]);ABS([.N7]-[.$D7]);ABS([.N8]-[.$D8]);ABS([.N10]-[.$D10]);ABS([.N11]-[.$D11]);ABS([.N13]-[.$D13]);ABS([.N14]-[.$D14]);ABS([.N16]-[.$D16]);ABS([.N17]-[.$D17]);ABS([.N19]-[.$D19]);ABS([.N20]-[.$D20]);ABS([.N22]-[.$D22]);ABS([.N23]-[.$D23]);ABS([.N25]-[.$D25]);ABS([.N26]-[.$D26]);ABS([.N28]-[.$D28]);ABS([.N29]-[.$D29]);ABS([.N31]-[.$D31]);ABS([.N32]-[.$D32]);ABS([.N34]-[.$D34]);ABS([.N35]-[.$D35]);ABS([.N37]-[.$D37]);ABS([.N38]-[.$D38]);ABS([.N40]-[.$D40]);ABS([.N41]-[.$D41]);ABS([.N43]-[.$D43]);ABS([.N44]-[.$D44]);ABS([.N46]-[.$D46]);ABS([.N47]-[.$D47]);ABS([.N49]-[.$D49]);ABS([.N50]-[.$D50]))" office:value-type="float" office:value="4.11377673974276" calcext:value-type="float">
            <text:p>4.11</text:p>
          </table:table-cell>
          <table:table-cell table:style-name="ce10"/>
          <table:table-cell/>
          <table:table-cell table:style-name="ce10" table:number-columns-repeated="17"/>
        </table:table-row>
        <table:table-row table:style-name="ro4">
          <table:table-cell/>
          <table:table-cell table:style-name="ce8" office:value-type="string" calcext:value-type="string">
            <text:p>Mean Z</text:p>
          </table:table-cell>
          <table:table-cell table:style-name="ce10"/>
          <table:table-cell table:style-name="ce25"/>
          <table:table-cell table:style-name="ce41" table:formula="of:=100*AVERAGE(ABS([.E6]-[.$D6]);ABS([.E9]-[.$D9]);ABS([.E12]-[.$D12]);ABS([.E15]-[.$D15]);ABS([.E18]-[.$D18]);ABS([.E21]-[.$D21]);ABS([.E24]-[.$D24]);ABS([.E27]-[.$D27]);ABS([.E30]-[.$D30]);ABS([.E33]-[.$D33]);ABS([.E36]-[.$D36]);ABS([.E39]-[.$D39]);ABS([.E42]-[.$D42]);ABS([.E45]-[.$D45]);ABS([.E48]-[.$D48]);ABS([.E51]-[.$D51]))" office:value-type="float" office:value="23.0499594372563" calcext:value-type="float">
            <text:p>23.05</text:p>
          </table:table-cell>
          <table:table-cell table:style-name="ce41" table:formula="of:=100*AVERAGE(ABS([.F6]-[.$D6]);ABS([.F9]-[.$D9]);ABS([.F12]-[.$D12]);ABS([.F15]-[.$D15]);ABS([.F18]-[.$D18]);ABS([.F21]-[.$D21]);ABS([.F24]-[.$D24]);ABS([.F27]-[.$D27]);ABS([.F30]-[.$D30]);ABS([.F33]-[.$D33]);ABS([.F36]-[.$D36]);ABS([.F39]-[.$D39]);ABS([.F42]-[.$D42]);ABS([.F45]-[.$D45]);ABS([.F48]-[.$D48]);ABS([.F51]-[.$D51]))" office:value-type="float" office:value="7.18451837524375" calcext:value-type="float">
            <text:p>7.18</text:p>
          </table:table-cell>
          <table:table-cell table:style-name="ce22" table:formula="of:=100*AVERAGE(ABS([.G6]-[.$D6]);ABS([.G9]-[.$D9]);ABS([.G12]-[.$D12]);ABS([.G15]-[.$D15]);ABS([.G18]-[.$D18]);ABS([.G21]-[.$D21]);ABS([.G24]-[.$D24]);ABS([.G27]-[.$D27]);ABS([.G30]-[.$D30]);ABS([.G33]-[.$D33]);ABS([.G36]-[.$D36]);ABS([.G39]-[.$D39]);ABS([.G42]-[.$D42]);ABS([.G45]-[.$D45]);ABS([.G48]-[.$D48]);ABS([.G51]-[.$D51]))" office:value-type="float" office:value="38.7570456884812" calcext:value-type="float">
            <text:p>38.76</text:p>
          </table:table-cell>
          <table:table-cell table:style-name="ce41" table:formula="of:=100*AVERAGE(ABS([.H6]-[.$D6]);ABS([.H9]-[.$D9]);ABS([.H12]-[.$D12]);ABS([.H15]-[.$D15]);ABS([.H18]-[.$D18]);ABS([.H21]-[.$D21]);ABS([.H24]-[.$D24]);ABS([.H27]-[.$D27]);ABS([.H30]-[.$D30]);ABS([.H33]-[.$D33]);ABS([.H36]-[.$D36]);ABS([.H39]-[.$D39]);ABS([.H42]-[.$D42]);ABS([.H45]-[.$D45]);ABS([.H48]-[.$D48]);ABS([.H51]-[.$D51]))" office:value-type="float" office:value="4.76795431151875" calcext:value-type="float">
            <text:p>4.77</text:p>
          </table:table-cell>
          <table:table-cell table:style-name="ce22" table:formula="of:=100*AVERAGE(ABS([.I6]-[.$D6]);ABS([.I9]-[.$D9]);ABS([.I12]-[.$D12]);ABS([.I15]-[.$D15]);ABS([.I18]-[.$D18]);ABS([.I21]-[.$D21]);ABS([.I24]-[.$D24]);ABS([.I27]-[.$D27]);ABS([.I30]-[.$D30]);ABS([.I33]-[.$D33]);ABS([.I36]-[.$D36]);ABS([.I39]-[.$D39]);ABS([.I42]-[.$D42]);ABS([.I45]-[.$D45]);ABS([.I48]-[.$D48]);ABS([.I51]-[.$D51]))" office:value-type="float" office:value="5.09295431151875" calcext:value-type="float">
            <text:p>5.09</text:p>
          </table:table-cell>
          <table:table-cell table:style-name="ce22" table:formula="of:=100*AVERAGE(ABS([.J6]-[.$D6]);ABS([.J9]-[.$D9]);ABS([.J12]-[.$D12]);ABS([.J15]-[.$D15]);ABS([.J18]-[.$D18]);ABS([.J21]-[.$D21]);ABS([.J24]-[.$D24]);ABS([.J27]-[.$D27]);ABS([.J30]-[.$D30]);ABS([.J33]-[.$D33]);ABS([.J36]-[.$D36]);ABS([.J39]-[.$D39]);ABS([.J42]-[.$D42]);ABS([.J45]-[.$D45]);ABS([.J48]-[.$D48]);ABS([.J51]-[.$D51]))" office:value-type="float" office:value="24.2203260009813" calcext:value-type="float">
            <text:p>24.22</text:p>
          </table:table-cell>
          <table:table-cell table:style-name="ce22" table:formula="of:=100*AVERAGE(ABS([.K6]-[.$D6]);ABS([.K9]-[.$D9]);ABS([.K12]-[.$D12]);ABS([.K15]-[.$D15]);ABS([.K18]-[.$D18]);ABS([.K21]-[.$D21]);ABS([.K24]-[.$D24]);ABS([.K27]-[.$D27]);ABS([.K30]-[.$D30]);ABS([.K33]-[.$D33]);ABS([.K36]-[.$D36]);ABS([.K39]-[.$D39]);ABS([.K42]-[.$D42]);ABS([.K45]-[.$D45]);ABS([.K48]-[.$D48]);ABS([.K51]-[.$D51]))" office:value-type="float" office:value="23.0199790622562" calcext:value-type="float">
            <text:p>23.02</text:p>
          </table:table-cell>
          <table:table-cell table:style-name="ce22" table:formula="of:=100*AVERAGE(ABS([.L6]-[.$D6]);ABS([.L9]-[.$D9]);ABS([.L12]-[.$D12]);ABS([.L15]-[.$D15]);ABS([.L18]-[.$D18]);ABS([.L21]-[.$D21]);ABS([.L24]-[.$D24]);ABS([.L27]-[.$D27]);ABS([.L30]-[.$D30]);ABS([.L33]-[.$D33]);ABS([.L36]-[.$D36]);ABS([.L39]-[.$D39]);ABS([.L42]-[.$D42]);ABS([.L45]-[.$D45]);ABS([.L48]-[.$D48]);ABS([.L51]-[.$D51]))" office:value-type="float" office:value="5.80997431225625" calcext:value-type="float">
            <text:p>5.81</text:p>
          </table:table-cell>
          <table:table-cell table:style-name="ce41" table:formula="of:=100*AVERAGE(ABS([.M6]-[.$D6]);ABS([.M9]-[.$D9]);ABS([.M12]-[.$D12]);ABS([.M15]-[.$D15]);ABS([.M18]-[.$D18]);ABS([.M21]-[.$D21]);ABS([.M24]-[.$D24]);ABS([.M27]-[.$D27]);ABS([.M30]-[.$D30]);ABS([.M33]-[.$D33]);ABS([.M36]-[.$D36]);ABS([.M39]-[.$D39]);ABS([.M42]-[.$D42]);ABS([.M45]-[.$D45]);ABS([.M48]-[.$D48]);ABS([.M51]-[.$D51]))" office:value-type="float" office:value="6.29655424975625" calcext:value-type="float">
            <text:p>6.30</text:p>
          </table:table-cell>
          <table:table-cell table:style-name="ce41" table:formula="of:=100*AVERAGE(ABS([.N6]-[.$D6]);ABS([.N9]-[.$D9]);ABS([.N12]-[.$D12]);ABS([.N15]-[.$D15]);ABS([.N18]-[.$D18]);ABS([.N21]-[.$D21]);ABS([.N24]-[.$D24]);ABS([.N27]-[.$D27]);ABS([.N30]-[.$D30]);ABS([.N33]-[.$D33]);ABS([.N36]-[.$D36]);ABS([.N39]-[.$D39]);ABS([.N42]-[.$D42]);ABS([.N45]-[.$D45]);ABS([.N48]-[.$D48]);ABS([.N51]-[.$D51]))" office:value-type="float" office:value="5.91404837475625" calcext:value-type="float">
            <text:p>5.91</text:p>
          </table:table-cell>
          <table:table-cell table:number-columns-repeated="3"/>
          <table:table-cell table:style-name="ce10" table:number-columns-repeated="16"/>
        </table:table-row>
        <table:table-row table:style-name="ro4">
          <table:table-cell/>
          <table:table-cell table:style-name="ce9" office:value-type="string" calcext:value-type="string">
            <text:p>Standard Deviation Z</text:p>
          </table:table-cell>
          <table:table-cell table:style-name="ce16"/>
          <table:table-cell table:style-name="ce25"/>
          <table:table-cell table:style-name="ce42" table:formula="of:=100*STDEV(ABS([.E6]-[.$D6]);ABS([.E9]-[.$D9]);ABS([.E12]-[.$D12]);ABS([.E15]-[.$D15]);ABS([.E18]-[.$D18]);ABS([.E21]-[.$D21]);ABS([.E24]-[.$D24]);ABS([.E27]-[.$D27]);ABS([.E30]-[.$D30]);ABS([.E33]-[.$D33]);ABS([.E36]-[.$D36]);ABS([.E39]-[.$D39]);ABS([.E42]-[.$D42]);ABS([.E45]-[.$D45]);ABS([.E48]-[.$D48]);ABS([.E51]-[.$D51]))" office:value-type="float" office:value="26.7188489882555" calcext:value-type="float">
            <text:p>26.72</text:p>
          </table:table-cell>
          <table:table-cell table:style-name="ce42" table:formula="of:=100*STDEV(ABS([.F6]-[.$D6]);ABS([.F9]-[.$D9]);ABS([.F12]-[.$D12]);ABS([.F15]-[.$D15]);ABS([.F18]-[.$D18]);ABS([.F21]-[.$D21]);ABS([.F24]-[.$D24]);ABS([.F27]-[.$D27]);ABS([.F30]-[.$D30]);ABS([.F33]-[.$D33]);ABS([.F36]-[.$D36]);ABS([.F39]-[.$D39]);ABS([.F42]-[.$D42]);ABS([.F45]-[.$D45]);ABS([.F48]-[.$D48]);ABS([.F51]-[.$D51]))" office:value-type="float" office:value="7.19927114900548" calcext:value-type="float">
            <text:p>7.20</text:p>
          </table:table-cell>
          <table:table-cell table:style-name="ce23" table:formula="of:=100*STDEV(ABS([.G6]-[.$D6]);ABS([.G9]-[.$D9]);ABS([.G12]-[.$D12]);ABS([.G15]-[.$D15]);ABS([.G18]-[.$D18]);ABS([.G21]-[.$D21]);ABS([.G24]-[.$D24]);ABS([.G27]-[.$D27]);ABS([.G30]-[.$D30]);ABS([.G33]-[.$D33]);ABS([.G36]-[.$D36]);ABS([.G39]-[.$D39]);ABS([.G42]-[.$D42]);ABS([.G45]-[.$D45]);ABS([.G48]-[.$D48]);ABS([.G51]-[.$D51]))" office:value-type="float" office:value="36.3250052974491" calcext:value-type="float">
            <text:p>36.33</text:p>
          </table:table-cell>
          <table:table-cell table:style-name="ce42" table:formula="of:=100*STDEV(ABS([.H6]-[.$D6]);ABS([.H9]-[.$D9]);ABS([.H12]-[.$D12]);ABS([.H15]-[.$D15]);ABS([.H18]-[.$D18]);ABS([.H21]-[.$D21]);ABS([.H24]-[.$D24]);ABS([.H27]-[.$D27]);ABS([.H30]-[.$D30]);ABS([.H33]-[.$D33]);ABS([.H36]-[.$D36]);ABS([.H39]-[.$D39]);ABS([.H42]-[.$D42]);ABS([.H45]-[.$D45]);ABS([.H48]-[.$D48]);ABS([.H51]-[.$D51]))" office:value-type="float" office:value="5.11605223024745" calcext:value-type="float">
            <text:p>5.12</text:p>
          </table:table-cell>
          <table:table-cell table:style-name="ce23" table:formula="of:=100*STDEV(ABS([.I6]-[.$D6]);ABS([.I9]-[.$D9]);ABS([.I12]-[.$D12]);ABS([.I15]-[.$D15]);ABS([.I18]-[.$D18]);ABS([.I21]-[.$D21]);ABS([.I24]-[.$D24]);ABS([.I27]-[.$D27]);ABS([.I30]-[.$D30]);ABS([.I33]-[.$D33]);ABS([.I36]-[.$D36]);ABS([.I39]-[.$D39]);ABS([.I42]-[.$D42]);ABS([.I45]-[.$D45]);ABS([.I48]-[.$D48]);ABS([.I51]-[.$D51]))" office:value-type="float" office:value="5.01336883676372" calcext:value-type="float">
            <text:p>5.01</text:p>
          </table:table-cell>
          <table:table-cell table:style-name="ce23" table:formula="of:=100*STDEV(ABS([.J6]-[.$D6]);ABS([.J9]-[.$D9]);ABS([.J12]-[.$D12]);ABS([.J15]-[.$D15]);ABS([.J18]-[.$D18]);ABS([.J21]-[.$D21]);ABS([.J24]-[.$D24]);ABS([.J27]-[.$D27]);ABS([.J30]-[.$D30]);ABS([.J33]-[.$D33]);ABS([.J36]-[.$D36]);ABS([.J39]-[.$D39]);ABS([.J42]-[.$D42]);ABS([.J45]-[.$D45]);ABS([.J48]-[.$D48]);ABS([.J51]-[.$D51]))" office:value-type="float" office:value="25.5871621416418" calcext:value-type="float">
            <text:p>25.59</text:p>
          </table:table-cell>
          <table:table-cell table:style-name="ce23" table:formula="of:=100*STDEV(ABS([.K6]-[.$D6]);ABS([.K9]-[.$D9]);ABS([.K12]-[.$D12]);ABS([.K15]-[.$D15]);ABS([.K18]-[.$D18]);ABS([.K21]-[.$D21]);ABS([.K24]-[.$D24]);ABS([.K27]-[.$D27]);ABS([.K30]-[.$D30]);ABS([.K33]-[.$D33]);ABS([.K36]-[.$D36]);ABS([.K39]-[.$D39]);ABS([.K42]-[.$D42]);ABS([.K45]-[.$D45]);ABS([.K48]-[.$D48]);ABS([.K51]-[.$D51]))" office:value-type="float" office:value="26.6820418002453" calcext:value-type="float">
            <text:p>26.68</text:p>
          </table:table-cell>
          <table:table-cell table:style-name="ce23" table:formula="of:=100*STDEV(ABS([.L6]-[.$D6]);ABS([.L9]-[.$D9]);ABS([.L12]-[.$D12]);ABS([.L15]-[.$D15]);ABS([.L18]-[.$D18]);ABS([.L21]-[.$D21]);ABS([.L24]-[.$D24]);ABS([.L27]-[.$D27]);ABS([.L30]-[.$D30]);ABS([.L33]-[.$D33]);ABS([.L36]-[.$D36]);ABS([.L39]-[.$D39]);ABS([.L42]-[.$D42]);ABS([.L45]-[.$D45]);ABS([.L48]-[.$D48]);ABS([.L51]-[.$D51]))" office:value-type="float" office:value="4.58301564822248" calcext:value-type="float">
            <text:p>4.58</text:p>
          </table:table-cell>
          <table:table-cell table:style-name="ce42" table:formula="of:=100*STDEV(ABS([.M6]-[.$D6]);ABS([.M9]-[.$D9]);ABS([.M12]-[.$D12]);ABS([.M15]-[.$D15]);ABS([.M18]-[.$D18]);ABS([.M21]-[.$D21]);ABS([.M24]-[.$D24]);ABS([.M27]-[.$D27]);ABS([.M30]-[.$D30]);ABS([.M33]-[.$D33]);ABS([.M36]-[.$D36]);ABS([.M39]-[.$D39]);ABS([.M42]-[.$D42]);ABS([.M45]-[.$D45]);ABS([.M48]-[.$D48]);ABS([.M51]-[.$D51]))" office:value-type="float" office:value="4.70720957380645" calcext:value-type="float">
            <text:p>4.71</text:p>
          </table:table-cell>
          <table:table-cell table:style-name="ce42" table:formula="of:=100*STDEV(ABS([.N6]-[.$D6]);ABS([.N9]-[.$D9]);ABS([.N12]-[.$D12]);ABS([.N15]-[.$D15]);ABS([.N18]-[.$D18]);ABS([.N21]-[.$D21]);ABS([.N24]-[.$D24]);ABS([.N27]-[.$D27]);ABS([.N30]-[.$D30]);ABS([.N33]-[.$D33]);ABS([.N36]-[.$D36]);ABS([.N39]-[.$D39]);ABS([.N42]-[.$D42]);ABS([.N45]-[.$D45]);ABS([.N48]-[.$D48]);ABS([.N51]-[.$D51]))" office:value-type="float" office:value="4.47512273467346" calcext:value-type="float">
            <text:p>4.48</text:p>
          </table:table-cell>
          <table:table-cell table:number-columns-repeated="3"/>
          <table:table-cell table:style-name="ce10" table:number-columns-repeated="16"/>
        </table:table-row>
        <table:table-row table:style-name="ro5">
          <table:table-cell/>
          <table:table-cell table:style-name="ce10" table:number-columns-repeated="3"/>
          <table:table-cell table:style-name="Default"/>
          <table:table-cell table:style-name="ce10"/>
          <table:table-cell table:style-name="Default"/>
          <table:table-cell table:style-name="ce10"/>
          <table:table-cell table:style-name="Default"/>
          <table:table-cell table:style-name="ce10" table:number-columns-repeated="3"/>
          <table:table-cell table:style-name="Default" table:number-columns-repeated="2"/>
          <table:table-cell table:number-columns-repeated="19"/>
        </table:table-row>
        <calcext:conditional-formats>
          <calcext:conditional-format calcext:target-range-address="Sheet1.J22:Sheet1.N51 Sheet1.E22:Sheet1.E51">
            <calcext:condition calcext:apply-style-name="Untitled2" calcext:value="formula-is(ABS([Sheet1.K22] - [Sheet1.$D22]) &gt; 0.2)" calcext:base-cell-address="Sheet1.K22"/>
          </calcext:conditional-format>
          <calcext:conditional-format calcext:target-range-address="Sheet1.J22:Sheet1.N51 Sheet1.E22:Sheet1.E51">
            <calcext:condition calcext:apply-style-name="Untitled2" calcext:value="formula-is(ABS([Sheet1.I22] - [Sheet1.$D22]) &gt; 0.2)" calcext:base-cell-address="Sheet1.I22"/>
          </calcext:conditional-format>
          <calcext:conditional-format calcext:target-range-address="Sheet1.G22:Sheet1.G51">
            <calcext:condition calcext:apply-style-name="Untitled2" calcext:value="formula-is(ABS([Sheet1.H22] - [Sheet1.$D22]) &gt; 0.2)" calcext:base-cell-address="Sheet1.H22"/>
          </calcext:conditional-format>
          <calcext:conditional-format calcext:target-range-address="Sheet1.G22:Sheet1.G51">
            <calcext:condition calcext:apply-style-name="Untitled2" calcext:value="formula-is(ABS([Sheet1.H22] - [Sheet1.$D22]) &gt; 0.2)" calcext:base-cell-address="Sheet1.H22"/>
          </calcext:conditional-format>
          <calcext:conditional-format calcext:target-range-address="Sheet1.H22:Sheet1.H51">
            <calcext:condition calcext:apply-style-name="Untitled2" calcext:value="formula-is(ABS([Sheet1.I22] - [Sheet1.$D22]) &gt; 0.2)" calcext:base-cell-address="Sheet1.I22"/>
          </calcext:conditional-format>
          <calcext:conditional-format calcext:target-range-address="Sheet1.H22:Sheet1.H51">
            <calcext:condition calcext:apply-style-name="Untitled2" calcext:value="formula-is(ABS([Sheet1.I22] - [Sheet1.$D22]) &gt; 0.2)" calcext:base-cell-address="Sheet1.I22"/>
          </calcext:conditional-format>
          <calcext:conditional-format calcext:target-range-address="Sheet1.I22:Sheet1.I51">
            <calcext:condition calcext:apply-style-name="Untitled2" calcext:value="formula-is(ABS([Sheet1.G22] - [Sheet1.$D22]) &gt; 0.2)" calcext:base-cell-address="Sheet1.G22"/>
          </calcext:conditional-format>
          <calcext:conditional-format calcext:target-range-address="Sheet1.I22:Sheet1.I51">
            <calcext:condition calcext:apply-style-name="Untitled2" calcext:value="formula-is(ABS([Sheet1.G22] - [Sheet1.$D22]) &gt; 0.2)" calcext:base-cell-address="Sheet1.G22"/>
          </calcext:conditional-format>
          <calcext:conditional-format calcext:target-range-address="Sheet1.F22:Sheet1.F51">
            <calcext:condition calcext:apply-style-name="Untitled2" calcext:value="formula-is(ABS([Sheet1.H22] - [Sheet1.$D22]) &gt; 0.2)" calcext:base-cell-address="Sheet1.H22"/>
          </calcext:conditional-format>
          <calcext:conditional-format calcext:target-range-address="Sheet1.E22:Sheet1.N51">
            <calcext:condition calcext:apply-style-name="Untitled2" calcext:value="formula-is(ABS([Sheet1.F22] - [Sheet1.$D22]) &gt; 0.2)" calcext:base-cell-address="Sheet1.F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number:number-style style:name="N138">
      <number:number number:decimal-places="19" loext:min-decimal-places="19" number:min-integer-digits="1"/>
    </number:number-style>
    <number:number-style style:name="N139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 fo:font-size="14pt" fo:font-weight="bold"/>
    </style:style>
    <style:style style:name="Untitled2" style:family="table-cell" style:parent-style-name="Default">
      <style:text-properties fo:color="#ff3333" fo:font-size="16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8">00/00/0000</text:date>, <text:time style:data-style-name="N2" text:time-value="17:02:50.460064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2:25:07.983403601</meta:creation-date>
    <dc:date>2019-11-08T17:28:24.584963611</dc:date>
    <meta:editing-duration>PT1H34M36S</meta:editing-duration>
    <meta:editing-cycles>29</meta:editing-cycles>
    <meta:generator>LibreOffice/5.1.6.2$Linux_X86_64 LibreOffice_project/10m0$Build-2</meta:generator>
    <meta:document-statistic meta:table-count="1" meta:cell-count="648" meta:object-count="0"/>
  </office:meta>
</office:document-meta>
</file>